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weight="normal" officeooo:rsid="001cda97" officeooo:paragraph-rsid="001cda97" style:font-weight-asian="normal" style:font-weight-complex="normal"/>
    </style:style>
    <style:style style:name="P2" style:family="paragraph" style:parent-style-name="Standard">
      <style:paragraph-properties fo:line-height="150%"/>
      <style:text-properties officeooo:paragraph-rsid="00126568"/>
    </style:style>
    <style:style style:name="P3" style:family="paragraph" style:parent-style-name="Standard">
      <style:paragraph-properties fo:line-height="150%"/>
      <style:text-properties officeooo:paragraph-rsid="0015eaf2"/>
    </style:style>
    <style:style style:name="P4" style:family="paragraph" style:parent-style-name="Standard">
      <style:paragraph-properties fo:line-height="150%"/>
      <style:text-properties officeooo:paragraph-rsid="001d6001"/>
    </style:style>
    <style:style style:name="P5" style:family="paragraph" style:parent-style-name="Standard">
      <style:text-properties style:font-name="Liberation Serif" fo:font-size="12pt" officeooo:rsid="000be82f" officeooo:paragraph-rsid="000be82f" style:font-size-asian="12pt" style:font-size-complex="12pt"/>
    </style:style>
    <style:style style:name="P6" style:family="paragraph" style:parent-style-name="Standard">
      <style:paragraph-properties fo:line-height="150%"/>
      <style:text-properties style:font-name="Liberation Serif" fo:font-size="12pt" officeooo:paragraph-rsid="0011a22f" style:font-size-asian="12pt" style:font-size-complex="12pt"/>
    </style:style>
    <style:style style:name="P7" style:family="paragraph" style:parent-style-name="Standard">
      <style:paragraph-properties fo:line-height="150%"/>
      <style:text-properties style:font-name="Liberation Serif" fo:font-size="12pt" officeooo:paragraph-rsid="000d5009" style:font-size-asian="12pt" style:font-size-complex="12pt"/>
    </style:style>
    <style:style style:name="P8" style:family="paragraph" style:parent-style-name="Standard">
      <style:paragraph-properties fo:line-height="150%"/>
      <style:text-properties style:font-name="Liberation Serif" fo:font-size="12pt" officeooo:paragraph-rsid="0013c17c" style:font-size-asian="12pt" style:font-size-complex="12pt"/>
    </style:style>
    <style:style style:name="P9" style:family="paragraph" style:parent-style-name="Standard">
      <style:paragraph-properties fo:line-height="150%"/>
      <style:text-properties style:font-name="Liberation Serif" fo:font-size="12pt" officeooo:rsid="000d5009" officeooo:paragraph-rsid="000d5009" style:font-size-asian="12pt" style:font-size-complex="12pt"/>
    </style:style>
    <style:style style:name="P10" style:family="paragraph" style:parent-style-name="Standard">
      <style:text-properties style:font-name="Liberation Serif" fo:font-size="12pt" fo:font-weight="bold" officeooo:rsid="000d6eb6" officeooo:paragraph-rsid="000d6eb6" style:font-size-asian="12pt" style:font-weight-asian="bold" style:font-size-complex="12pt" style:font-weight-complex="bold"/>
    </style:style>
    <style:style style:name="P11" style:family="paragraph" style:parent-style-name="Standard">
      <style:paragraph-properties fo:line-height="150%"/>
      <style:text-properties style:font-name="Liberation Serif" fo:font-size="12pt" fo:font-weight="bold" officeooo:rsid="000d6eb6" officeooo:paragraph-rsid="000d6eb6" style:font-size-asian="12pt" style:font-weight-asian="bold" style:font-size-complex="12pt" style:font-weight-complex="bold"/>
    </style:style>
    <style:style style:name="P12" style:family="paragraph" style:parent-style-name="Standard">
      <style:paragraph-properties fo:line-height="150%"/>
      <style:text-properties style:font-name="Liberation Serif" fo:font-size="12pt" fo:font-weight="bold" officeooo:rsid="0010df4f" officeooo:paragraph-rsid="0010df4f" style:font-size-asian="12pt" style:font-weight-asian="bold" style:font-size-complex="12pt" style:font-weight-complex="bold"/>
    </style:style>
    <style:style style:name="P13" style:family="paragraph" style:parent-style-name="Standard">
      <style:paragraph-properties fo:line-height="150%"/>
      <style:text-properties style:font-name="Liberation Serif" fo:font-size="12pt" fo:font-weight="normal" officeooo:rsid="000f14e0" officeooo:paragraph-rsid="00102f90" style:font-size-asian="12pt" style:font-weight-asian="normal" style:font-size-complex="12pt" style:font-weight-complex="normal"/>
    </style:style>
    <style:style style:name="P14" style:family="paragraph" style:parent-style-name="Standard">
      <style:paragraph-properties fo:line-height="150%"/>
      <style:text-properties style:font-name="Liberation Serif" fo:font-size="12pt" fo:font-weight="normal" officeooo:rsid="0011a22f" officeooo:paragraph-rsid="0013c17c" style:font-size-asian="12pt" style:font-weight-asian="normal" style:font-size-complex="12pt" style:font-weight-complex="normal"/>
    </style:style>
    <style:style style:name="P15" style:family="paragraph" style:parent-style-name="Standard">
      <style:paragraph-properties fo:line-height="150%"/>
      <style:text-properties style:font-name="Liberation Serif" fo:font-size="12pt" fo:font-weight="normal" officeooo:rsid="0015eaf2" officeooo:paragraph-rsid="0013c17c" style:font-size-asian="12pt" style:font-weight-asian="normal" style:font-size-complex="12pt" style:font-weight-complex="normal"/>
    </style:style>
    <style:style style:name="P16" style:family="paragraph" style:parent-style-name="Standard">
      <style:paragraph-properties fo:line-height="150%"/>
      <style:text-properties style:font-name="Liberation Serif" fo:font-size="12pt" fo:font-weight="normal" officeooo:rsid="0015eaf2" officeooo:paragraph-rsid="0015eaf2" style:font-size-asian="12pt" style:font-weight-asian="normal" style:font-size-complex="12pt" style:font-weight-complex="normal"/>
    </style:style>
    <style:style style:name="P17" style:family="paragraph" style:parent-style-name="Standard">
      <style:paragraph-properties fo:line-height="150%"/>
      <style:text-properties style:font-name="Liberation Serif" fo:font-size="12pt" fo:font-weight="normal" officeooo:rsid="001d3aab" officeooo:paragraph-rsid="001cda97" style:font-size-asian="12pt" style:font-weight-asian="normal" style:font-size-complex="12pt" style:font-weight-complex="normal"/>
    </style:style>
    <style:style style:name="P18" style:family="paragraph" style:parent-style-name="Standard">
      <style:text-properties style:font-name="Liberation Serif" fo:font-size="12pt" officeooo:rsid="0026c3ad" officeooo:paragraph-rsid="0026c3ad" style:font-size-asian="12pt" style:font-size-complex="12pt"/>
    </style:style>
    <style:style style:name="P19" style:family="paragraph" style:parent-style-name="Standard">
      <style:paragraph-properties fo:line-height="150%"/>
      <style:text-properties fo:font-weight="normal" officeooo:rsid="0011a22f" officeooo:paragraph-rsid="0010df4f" style:font-weight-asian="normal" style:font-weight-complex="normal"/>
    </style:style>
    <style:style style:name="P20" style:family="paragraph" style:parent-style-name="Standard">
      <style:paragraph-properties fo:line-height="150%"/>
      <style:text-properties fo:font-weight="normal" officeooo:rsid="00126568" officeooo:paragraph-rsid="0011a22f" style:font-weight-asian="normal" style:font-weight-complex="normal"/>
    </style:style>
    <style:style style:name="P2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be82f"/>
    </style:style>
    <style:style style:name="T2" style:family="text">
      <style:text-properties officeooo:rsid="000c0caf"/>
    </style:style>
    <style:style style:name="T3" style:family="text">
      <style:text-properties officeooo:rsid="000d5009"/>
    </style:style>
    <style:style style:name="T4" style:family="text">
      <style:text-properties officeooo:rsid="000d6eb6"/>
    </style:style>
    <style:style style:name="T5" style:family="text">
      <style:text-properties officeooo:rsid="00102f90"/>
    </style:style>
    <style:style style:name="T6" style:family="text">
      <style:text-properties officeooo:rsid="0011a22f"/>
    </style:style>
    <style:style style:name="T7" style:family="text">
      <style:text-properties fo:font-weight="normal" officeooo:rsid="00126568" style:font-weight-asian="normal" style:font-weight-complex="normal"/>
    </style:style>
    <style:style style:name="T8" style:family="text">
      <style:text-properties fo:font-weight="normal" officeooo:rsid="0013c17c" style:font-weight-asian="normal" style:font-weight-complex="normal"/>
    </style:style>
    <style:style style:name="T9" style:family="text">
      <style:text-properties fo:font-weight="normal" officeooo:rsid="0015eaf2" style:font-weight-asian="normal" style:font-weight-complex="normal"/>
    </style:style>
    <style:style style:name="T10" style:family="text">
      <style:text-properties style:font-name="Liberation Serif" fo:font-size="12pt" fo:font-weight="normal" style:font-size-asian="12pt" style:font-weight-asian="normal" style:font-size-complex="12pt" style:font-weight-complex="normal"/>
    </style:style>
    <style:style style:name="T11" style:family="text">
      <style:text-properties style:font-name="Liberation Serif" fo:font-size="12pt" fo:font-weight="normal" officeooo:rsid="0010df4f" style:font-size-asian="12pt" style:font-weight-asian="normal" style:font-size-complex="12pt" style:font-weight-complex="normal"/>
    </style:style>
    <style:style style:name="T12" style:family="text">
      <style:text-properties style:font-name="Liberation Serif" fo:font-size="12pt" fo:font-weight="normal" officeooo:rsid="0015eaf2" style:font-size-asian="12pt" style:font-weight-asian="normal" style:font-size-complex="12pt" style:font-weight-complex="normal"/>
    </style:style>
    <style:style style:name="T13" style:family="text">
      <style:text-properties style:font-name="Liberation Serif" fo:font-size="12pt" fo:font-weight="normal" officeooo:rsid="001d3aab" style:font-size-asian="12pt" style:font-weight-asian="normal" style:font-size-complex="12pt" style:font-weight-complex="normal"/>
    </style:style>
    <style:style style:name="T14" style:family="text">
      <style:text-properties style:font-name="Liberation Serif" fo:font-size="12pt" fo:font-weight="normal" officeooo:rsid="001d6001" style:font-size-asian="12pt" style:font-weight-asian="normal" style:font-size-complex="12pt" style:font-weight-complex="normal"/>
    </style:style>
    <style:style style:name="T15" style:family="text">
      <style:text-properties style:font-name="Liberation Serif" fo:font-size="12pt" fo:font-weight="normal" officeooo:rsid="001ef2bd" style:font-size-asian="12pt" style:font-weight-asian="normal" style:font-size-complex="12pt" style:font-weight-complex="normal"/>
    </style:style>
    <style:style style:name="T16" style:family="text">
      <style:text-properties style:font-name="Liberation Serif" fo:font-size="12pt" fo:font-weight="bold" officeooo:rsid="0015eaf2" style:font-size-asian="12pt" style:font-weight-asian="bold" style:font-size-complex="12pt" style:font-weight-complex="bold"/>
    </style:style>
    <style:style style:name="T17" style:family="text">
      <style:text-properties style:font-name="Liberation Serif" fo:font-size="12pt" fo:font-weight="bold" officeooo:rsid="001cda97" style:font-size-asian="12pt" style:font-weight-asian="bold" style:font-size-complex="12pt" style:font-weight-complex="bold"/>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15eaf2" style:font-size-asian="12pt" style:font-size-complex="12pt"/>
    </style:style>
    <style:style style:name="T20" style:family="text">
      <style:text-properties style:font-name="Liberation Serif" fo:font-size="12pt" officeooo:rsid="001d3aab" style:font-size-asian="12pt" style:font-size-complex="12pt"/>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5">Tonnar Castellano</text:p>
      <text:p text:style-name="P5">Paper Review of Opsahl</text:p>
      <text:p text:style-name="P18">Link to Paper: https://www.sciencedirect.com/science/article/abs/pii/S0378873310000183</text:p>
      <text:p text:style-name="P5"/>
      <text:p text:style-name="P10">Basic Measures:</text:p>
      <text:p text:style-name="P6"><text:span text:style-name="T1">The first formula mentioned in this paper is </text:span><text:span text:style-name="T3">as a metric of node centrality is </text:span><text:span text:style-name="T1"><text:s/>degree which is defined as <text:s text:c="10"/></text:span></text:p>
      <text:p text:style-name="P7"><draw:g text:anchor-type="as-char" svg:y="-0.2339in" draw:z-index="0" draw:name="Shape1" draw:style-name="gr1"><svg:title>TexMaths</svg:title><svg:desc>12§display§\sum_{N}^{j}x_{i,j}§svg§600§FALSE§</svg:desc><draw:g draw:style-name="gr2"><draw:path draw:style-name="gr3" draw:text-style-name="P21" svg:width="0.4197in" svg:height="0.4193in" svg:x="0.0004in" svg:y="0.0075in" svg:viewBox="0 0 1067 1066" svg:d="M534 1066c-178 0-356 0-534 0 0-356 0-710 0-1066 356 0 711 0 1067 0 0 356 0 710 0 1066-178 0-356 0-533 0z"><text:p/></draw:path><draw:path draw:style-name="gr4" draw:text-style-name="P22" svg:width="0.0437in" svg:height="0.089in" svg:x="0.0709in" svg:y="0in" svg:viewBox="0 0 112 227" svg:d="M112 11c0-6-3-11-9-11-9 0-15 7-15 15 0 4 3 9 10 9s14-6 14-13zM58 186c-5 19-18 33-33 33-4 0-7 0-9-1 6-3 8-9 8-13 0-7-5-10-9-10-9 0-15 7-15 16s9 16 25 16 45-10 53-42c8-31 16-63 23-93 2-3 2-5 2-9 0-15-12-24-28-24-28 0-45 36-45 39 0 4 3 4 5 4 3 0 3-1 5-5 6-15 20-31 34-31 7 0 10 4 10 13 0 2-1 6-1 7-9 33-17 67-25 100z"><text:p/></draw:path><draw:path draw:style-name="gr4" draw:text-style-name="P22" svg:width="0.1921in" svg:height="0.2055in" svg:x="0.0012in" svg:y="0.1197in" svg:viewBox="0 0 489 523" svg:d="M445 523c14-41 29-80 44-119-4 0-7 0-10 0-13 39-53 64-95 75-7 2-44 12-114 12-74 0-148 0-222 0 63-75 125-149 187-224 2-3 4-4 4-5s0-2-3-6c-57-79-114-159-171-238 67 0 134 0 201 0 49 0 82 5 86 5 19 4 52 10 81 29 8 6 34 23 46 53 3 0 6 0 10 0-15-35-30-70-44-105-146 0-290 0-435 0-8 0-9 0-10 2 0 1 0 9 0 13 65 90 130 180 195 270-64 76-127 152-191 227-4 5-3 5-4 7 0 4 3 4 10 4 145 0 289 0 435 0z"><text:p/></draw:path><draw:path draw:style-name="gr4" draw:text-style-name="P22" svg:width="0.0898in" svg:height="0.0701in" svg:x="0.0531in" svg:y="0.3646in" svg:viewBox="0 0 229 179" svg:d="M197 29c3-11 7-19 27-19 2 0 5 0 5-7 0-1-1-3-3-3-9 0-19 1-27 1-7 0-21-1-27-1-1 0-6 0-6 5s3 5 6 5c12 0 16 4 16 10 0 2 0 3-1 7-9 38-19 75-28 114-22-46-43-91-65-137-2-4-2-4-8-4-12 0-24 0-36 0-5 0-8 0-8 5s3 5 8 5 12 0 17 1c-12 47-23 93-35 140-2 10-6 17-27 18-1 0-5 0-5 6 0 3 2 4 4 4 9 0 18-1 27-1 6 0 21 1 28 1 2 0 5-1 5-5 0-5-3-5-6-5-17-1-17-7-17-10 0-1 0-3 1-8 11-44 22-88 33-133 25 52 51 104 76 157 2 4 3 4 5 4 4 0 4-1 5-5 12-48 24-97 36-145z"><text:p/></draw:path><draw:path draw:style-name="gr4" draw:text-style-name="P22" svg:width="0.0717in" svg:height="0.0661in" svg:x="0.2295in" svg:y="0.1945in" svg:viewBox="0 0 183 169" svg:d="M112 52c2-9 10-43 37-43 1 0 10 0 17 5-10 1-17 10-17 19 0 6 4 14 14 14 8 0 20-8 20-23 0-19-22-24-34-24-21 0-35 20-39 29-10-25-29-29-40-29-38 0-58 49-58 58 0 4 3 4 4 4 3 0 4-1 5-4 11-40 37-49 49-49 6 0 19 3 19 24 0 12-5 37-19 89-6 24-19 40-35 40-3 0-11 0-18-5 8-3 16-10 16-21 0-9-8-12-13-12-11 0-20 9-20 21 0 17 18 24 35 24 24 0 37-25 38-27 4 14 18 27 40 27 38 0 59-48 59-57 0-3-4-3-5-3-4 0-4 1-5 4-12 39-36 49-49 49-14 0-20-13-20-26 0-7 2-16 6-33 5-17 9-34 13-51z"><text:p/></draw:path><draw:path draw:style-name="gr4" draw:text-style-name="P22" svg:width="0.0299in" svg:height="0.0689in" svg:x="0.313in" svg:y="0.2134in" svg:viewBox="0 0 77 176" svg:d="M71 10c0-4-3-10-10-10-8 0-15 7-15 15 0 4 3 9 10 9 8 0 15-7 15-14zM19 143c-1 3-2 6-2 11 0 12 9 22 24 22 25 0 36-35 36-40 0-3-3-3-4-3-3 0-3 1-4 4-6 22-18 32-27 32-5 0-7-4-7-9 0-7 2-11 4-17 3-7 6-14 8-21 2-6 12-30 13-34 1-2 2-5 2-7 0-13-11-22-25-22-25 0-37 35-37 39 0 3 3 3 4 3 3 0 4-1 4-3 8-23 19-32 29-32 4 0 6 2 6 9 0 6-2 9-8 26-6 14-11 28-16 42z"><text:p/></draw:path><draw:path draw:style-name="gr4" draw:text-style-name="P22" svg:width="0.0122in" svg:height="0.0311in" svg:x="0.3602in" svg:y="0.2693in" svg:viewBox="0 0 32 80" svg:d="M25 26c0 14-2 30-20 47-1 2-1 3-1 4 0 2 1 3 3 3 3 0 25-20 25-51 0-17-6-29-17-29-9 0-15 6-15 15 0 8 6 15 15 15 6 0 7-3 10-4z"><text:p/></draw:path><draw:path draw:style-name="gr4" draw:text-style-name="P22" svg:width="0.0441in" svg:height="0.089in" svg:x="0.3835in" svg:y="0.2134in" svg:viewBox="0 0 113 227" svg:d="M113 10c0-5-3-10-10-10-8 0-15 7-15 15 0 4 3 9 10 9 8 0 15-6 15-14zM59 186c-5 19-18 33-34 33-3 0-6 0-9-1 7-3 9-9 9-13 0-7-5-10-10-10-9 0-15 7-15 16s9 16 25 16c15 0 46-10 53-42 8-31 16-63 23-93 2-3 3-6 3-9 0-15-13-24-29-24-28 0-45 36-45 39s5 3 6 3c3 0 3 0 5-4 6-15 19-31 34-31 7 0 9 4 9 13 0 2 0 6-1 7-9 33-16 67-24 100z"><text:p/></draw:path></draw:g></draw:g><text:s/><text:span text:style-name="T1">where i is the node of interest and j is all the other nodes in the adjacency matrix x. This means that we sum up all the connected nodes to find the amount of nodes connected. This is able to be generalized to weights were we simply replace the x in the formula above with w where w is the weight adjacency matrix. It is interpreted the same way. <text:s/></text:span><text:span text:style-name="T4">After this formula the authors introduce a very straightforward algorithm called binary shortest distance which is <text:s/></text:span><text:span text:style-name="T4"><draw:g text:anchor-type="as-char" svg:y="-0.1244in" draw:z-index="3" draw:name="Shape2" draw:style-name="gr1"><svg:title>TexMaths</svg:title><svg:desc>12§display§d(i,j) = min(x_{ih} + ... + x_{hj}) §svg§600§FALSE§</svg:desc><draw:g draw:style-name="gr2"><draw:path draw:style-name="gr3" draw:text-style-name="P21" svg:width="2.0579in" svg:height="0.1547in" svg:x="0.0024in" svg:y="0.0091in" svg:viewBox="0 0 5228 394" svg:d="M2615 394c-872 0-1744 0-2615 0 0-131 0-262 0-394 1743 0 3486 0 5228 0 0 132 0 263 0 394-871 0-1742 0-2613 0z"><text:p/></draw:path><draw:path draw:style-name="gr4" draw:text-style-name="P22" svg:width="0.0791in" svg:height="0.1157in" svg:x="0.0004in" svg:y="0.0098in" svg:viewBox="0 0 202 295" svg:d="M202 5c0-1 0-5-6-5s-47 4-54 5c-3 0-6 2-6 7 0 6 4 6 10 6 21 0 21 2 21 7 0 3-1 6-1 9-9 33-17 66-26 99-7-15-19-27-38-27-49 0-102 62-102 123 0 38 24 66 56 66 9 0 30-1 56-31 2 17 18 31 38 31 14 0 24-10 31-23 7-15 12-39 12-41 0-3-3-3-5-3-4 0-4 1-6 7-7 26-14 50-32 50-11 0-12-10-12-19s1-13 2-20c21-81 41-161 62-241zM113 240c-1 8-1 8-9 15-18 24-34 30-46 30-22 0-28-22-28-39 0-19 13-71 24-90 12-25 31-41 48-41 28 0 34 35 34 37 0 3-2 5-2 7-7 27-14 54-21 81z"><text:p/></draw:path><draw:path draw:style-name="gr4" draw:text-style-name="P22" svg:width="0.0378in" svg:height="0.165in" svg:x="0.0969in" svg:y="0.0004in" svg:viewBox="0 0 97 420" svg:d="M97 415c0-1 0-1-7-9-52-53-66-133-66-196 0-73 17-146 68-198 5-6 5-6 5-7 0-4-1-5-3-5-5 0-42 29-68 83-21 45-26 92-26 127 0 32 5 83 28 131 25 51 61 79 66 79 2 0 3-2 3-5z"><text:p/></draw:path><draw:path draw:style-name="gr4" draw:text-style-name="P22" svg:width="0.0437in" svg:height="0.1106in" svg:x="0.1496in" svg:y="0.015in" svg:viewBox="0 0 112 282" svg:d="M108 16c0-9-6-16-16-16-12 0-22 12-22 23 0 8 4 15 15 15 10 0 23-9 23-22zM76 174c4-12 4-13 9-24 3-9 5-15 5-23 0-19-13-35-35-35-39 0-55 61-55 65 0 5 4 5 5 5 5 0 5-1 7-9 11-39 28-51 42-51 4 0 11 0 11 13 0 9-3 18-5 22-4 10-22 60-29 78-5 10-9 24-9 32 0 20 14 35 34 35 40 0 56-60 56-64 0-3-4-3-6-3-4 0-4 1-6 7-8 25-22 50-44 50-7 0-9-3-9-13 0-11 2-17 12-41 6-15 11-30 17-44z"><text:p/></draw:path><draw:path draw:style-name="gr4" draw:text-style-name="P22" svg:width="0.0189in" svg:height="0.0492in" svg:x="0.2161in" svg:y="0.1067in" svg:viewBox="0 0 49 126" svg:d="M49 44c0-27-11-44-26-44s-23 11-23 23c0 11 8 21 23 21 5 0 9-1 14-4 1-2 1-2 3-2 0 3 0 0 0 6 0 32-15 56-29 70-5 4-4 6-4 7 0 2 1 5 4 5 5 0 38-32 38-82z"><text:p/></draw:path><draw:path draw:style-name="gr4" draw:text-style-name="P22" svg:width="0.0677in" svg:height="0.1425in" svg:x="0.2736in" svg:y="0.015in" svg:viewBox="0 0 173 363" svg:d="M173 16c0-9-5-16-16-16-9 0-23 10-23 23 0 8 6 15 16 15 12 0 23-12 23-22zM89 299c-9 31-29 55-52 55-3 0-9 0-17-4 12-2 20-13 20-21s-5-16-17-16c-10 0-23 10-23 24 0 17 17 26 37 26 30 0 70-22 79-63 14-52 27-102 40-154 1-8 1-14 1-15 0-24-17-39-38-39-43 0-67 61-67 65 0 5 3 2 4 5 5 0 5-1 9-9 11-26 30-51 53-51 6 0 13 1 13 19 0 10-1 14-3 22-13 51-26 104-39 156z"><text:p/></draw:path><draw:path draw:style-name="gr4" draw:text-style-name="P22" svg:width="0.0378in" svg:height="0.165in" svg:x="0.3634in" svg:y="0.0004in" svg:viewBox="0 0 97 420" svg:d="M97 210c0-33-5-83-27-131-26-51-62-79-66-79-3 0-4 2-4 5 0 1 0 1 7 9 42 41 66 108 66 196 0 71-15 145-68 198-5 6-5 6-5 7 0 2 1 5 4 5 4 0 42-29 67-83 21-46 26-92 26-127z"><text:p/></draw:path><draw:path draw:style-name="gr4" draw:text-style-name="P22" svg:width="0.1098in" svg:height="0.039in" svg:x="0.4736in" svg:y="0.0634in" svg:viewBox="0 0 280 100" svg:d="M265 18c7 0 15-1 15-10 0-8-8-8-14-8-84 0-169 0-253 0-6 0-13 0-13 8 0 9 7 10 14 10 84 0 167 0 251 0zM266 100c6 0 14 0 14-9s-8-9-15-9c-84 0-167 0-251 0-7 0-14 0-14 9s7 9 13 9c84 0 169 0 253 0z"><text:p/></draw:path><draw:path draw:style-name="gr4" draw:text-style-name="P22" svg:width="0.1358in" svg:height="0.0748in" svg:x="0.6445in" svg:y="0.0516in" svg:viewBox="0 0 346 191" svg:d="M25 161c-1 7-3 16-3 19 0 7 6 11 12 11 4 0 12-4 15-12 0-2 5-21 7-32 4-13 6-25 10-37 2-9 5-19 7-28 3-8 5-20 6-21 6-13 29-51 69-51 19 0 22 15 22 28 0 11-2 23-6 36-3 16-8 32-12 48-2 11-6 22-8 33-2 8-6 22-6 25 0 7 6 11 12 11 13 0 16-11 19-24 6-24 22-85 25-101 2-6 24-56 70-56 18 0 23 14 23 28 0 24-17 72-25 95-5 10-6 14-6 23 0 20 14 35 34 35 40 0 56-62 56-65 0-4-4-4-5-4-5 0-5 2-7 7-6 22-20 52-44 52-6 0-9-4-9-13 0-11 3-21 7-30 8-22 26-68 26-92 0-28-18-46-49-46-32 0-53 19-68 41 0-5-1-19-13-30-11-9-24-11-35-11-39 0-59 28-66 37-1-24-19-37-39-37-19 0-27 17-31 24-7 14-13 40-13 41 0 5 4 3 5 5 5 0 5-2 7-10 7-30 16-50 31-50 7 0 13 3 13 19 0 8-1 13-7 35-8 32-15 64-24 97z"><text:p/></draw:path><draw:path draw:style-name="gr4" draw:text-style-name="P22" svg:width="0.0429in" svg:height="0.1106in" svg:x="0.7906in" svg:y="0.015in" svg:viewBox="0 0 110 282" svg:d="M107 16c0-9-6-16-16-16-11 0-23 12-23 23 0 8 6 15 17 15 10 0 22-9 22-22zM74 174c6-12 6-13 10-24 4-9 6-15 6-23 0-19-14-35-35-35-39 0-55 61-55 65 0 5 4 5 5 5 3 0 5-1 6-9 12-39 29-51 43-51 4 0 11 0 11 13 0 9-4 18-5 22-4 10-23 60-29 78-5 10-11 24-11 32 0 20 15 35 35 35 40 0 55-60 55-64 0-3-3-3-4-3-4 0-4 1-6 7-9 25-22 50-44 50-7 0-9-3-9-13 0-11 2-17 12-41 5-15 11-30 15-44z"><text:p/></draw:path><draw:path draw:style-name="gr4" draw:text-style-name="P22" svg:width="0.0894in" svg:height="0.0748in" svg:x="0.8476in" svg:y="0.0516in" svg:viewBox="0 0 228 191" svg:d="M24 161c-1 7-4 16-4 19 0 7 6 11 12 11s14-4 16-12c1-2 6-21 8-32 4-13 6-25 10-37 2-9 5-19 7-28 1-8 5-20 5-21 7-13 29-51 70-51 18 0 22 15 22 28 0 27-21 81-27 99-4 9-5 14-5 19 0 20 14 35 35 35 39 0 55-62 55-65 0-4-4-4-5-4-5 0-5 2-6 7-8 29-23 52-43 52-7 0-11-4-11-13 0-11 4-21 9-30 7-23 25-68 25-92 0-29-18-46-48-46-39 0-59 28-66 37-3-24-21-37-40-37-20 0-26 17-31 24-6 14-12 40-12 41 0 5 4 5 5 5 3 0 5-2 7-10 7-30 16-50 30-50 8 0 13 4 13 19 0 8-1 13-6 35-8 32-17 64-25 97z"><text:p/></draw:path><draw:path draw:style-name="gr4" draw:text-style-name="P22" svg:width="0.0382in" svg:height="0.165in" svg:x="0.9587in" svg:y="0.0004in" svg:viewBox="0 0 98 420" svg:d="M98 415c0-1 0-1-7-9-53-53-67-133-67-196 0-73 17-146 68-198 6-6 6-6 6-7 0-4-2-5-4-5-4 0-42 29-68 83-21 45-26 92-26 127 0 32 5 83 28 131 25 51 62 79 66 79 2 0 4-2 4-5z"><text:p/></draw:path><draw:path draw:style-name="gr4" draw:text-style-name="P22" svg:width="0.0823in" svg:height="0.0748in" svg:x="1.0114in" svg:y="0.0516in" svg:viewBox="0 0 210 191" svg:d="M128 59c3-11 12-49 42-49 3 0 12 0 22 4-12 3-20 14-20 23 0 7 4 16 15 16 10 0 23-9 23-25 0-22-25-28-40-28-24 0-38 23-43 32-11-27-33-32-45-32-45 0-69 54-69 65 0 5 4 3 5 5 4 0 5-2 6-5 14-45 42-55 56-55 9 0 23 3 23 27 0 13-7 42-23 101-7 26-21 43-39 43-4 0-13 0-22-5 11-2 19-11 19-23s-8-14-15-14c-12 0-23 11-23 24 0 19 22 28 40 28 27 0 43-30 44-33 5 16 20 33 46 33 43 0 67-54 67-65 0-4-4-4-5-4-4 0-5 2-6 4-13 45-42 55-55 55-17 0-24-13-24-28 0-9 2-18 7-37s10-38 14-57z"><text:p/></draw:path><draw:path draw:style-name="gr4" draw:text-style-name="P22" svg:width="0.035in" svg:height="0.0776in" svg:x="1.1067in" svg:y="0.072in" svg:viewBox="0 0 90 198" svg:d="M82 11c0-5-4-11-11-11-9 0-17 7-17 17 0 5 4 11 12 11s16-9 16-17zM22 161c-2 3-3 7-3 12 0 14 12 25 28 25 30 0 43-41 43-45s-4-4-5-4c-5 0-5 2-6 6-6 22-19 34-31 34-6 0-7-3-7-9 0-7 2-13 5-19 2-9 6-16 9-24s13-34 15-37c1-3 1-6 1-10 0-13-12-24-28-24-29 0-43 40-43 44s4 3 5 4c5 0 5-1 6-5 7-25 20-36 31-36 5 0 7 3 7 11 0 7-1 11-8 30-6 15-13 31-19 47z"><text:p/></draw:path><draw:path draw:style-name="gr4" draw:text-style-name="P22" svg:width="0.063in" svg:height="0.0811in" svg:x="1.1571in" svg:y="0.0689in" svg:viewBox="0 0 161 207" svg:d="M70 10c0-2 1-4 1-5s-1-5-5-5c-6 0-30 2-37 4-3 0-7 0-7 7 0 3 4 3 8 3 13 0 13 3 13 5 0 1 0 4 0 6-14 55-27 110-42 167-1 5-1 3-1 6 0 5 4 9 10 9 3 0 8-1 12-7 1-2 3-12 4-19 3-8 5-17 8-25 1-5 3-17 4-21 3-11 3-11 9-21 9-14 24-31 48-31 15 0 17 14 17 21 0 17-14 51-17 63-4 8-5 10-5 15 0 16 13 25 28 25 30 0 43-40 43-44 0-5-4-4-5-5-5 0-5 3-6 6-7 23-19 35-31 35-6 0-7-4-7-10 0-7 1-10 6-24 3-9 16-40 16-57 0-4 0-17-12-25-4-4-13-7-26-7-22 0-37 10-49 24 7-30 15-60 23-90z"><text:p/></draw:path><draw:path draw:style-name="gr4" draw:text-style-name="P22" svg:width="0.1102in" svg:height="0.1091in" svg:x="1.2803in" svg:y="0.028in" svg:viewBox="0 0 281 278" svg:d="M149 149c39 0 78 0 117 0 6 0 15-2 15-10 0-10-9-8-15-8-39 0-78 0-117 0 0-40 0-78 0-118 0-6 0-13-9-13-8 0-8 7-8 13 0 40 0 78 0 118-40 0-78 0-118 0-6 0-14-2-14 8 0 8 8 10 14 10 40 0 78 0 118 0 0 38 0 78 0 116 0 6 0 13 8 13 9 0 9-7 9-13 0-38 0-78 0-116z"><text:p/></draw:path><draw:path draw:style-name="gr4" draw:text-style-name="P22" svg:width="0.0169in" svg:height="0.0169in" svg:x="1.4516in" svg:y="0.1067in" svg:viewBox="0 0 44 44" svg:d="M44 23c0-13-10-23-22-23-14 0-22 10-22 23 0 12 8 21 22 21 12 0 22-9 22-21z"><text:p/></draw:path><draw:path draw:style-name="gr4" draw:text-style-name="P22" svg:width="0.0177in" svg:height="0.0169in" svg:x="1.4972in" svg:y="0.1067in" svg:viewBox="0 0 46 44" svg:d="M46 23c0-13-11-23-23-23s-23 10-23 23c0 12 11 21 23 21s23-9 23-21z"><text:p/></draw:path><draw:path draw:style-name="gr4" draw:text-style-name="P22" svg:width="0.0169in" svg:height="0.0169in" svg:x="1.5437in" svg:y="0.1067in" svg:viewBox="0 0 44 44" svg:d="M44 23c0-13-9-23-21-23-13 0-23 10-23 23 0 12 10 21 23 21 12 0 21-9 21-21z"><text:p/></draw:path><draw:path draw:style-name="gr4" draw:text-style-name="P22" svg:width="0.1102in" svg:height="0.1091in" svg:x="1.6217in" svg:y="0.028in" svg:viewBox="0 0 281 278" svg:d="M149 149c39 0 78 0 117 0 6 0 15-2 15-10 0-10-9-8-15-8-39 0-78 0-117 0 0-40 0-78 0-118 0-6 0-13-9-13-8 0-8 7-8 13 0 40 0 78 0 118-40 0-78 0-118 0-6 0-14-2-14 8 0 8 8 10 14 10 40 0 78 0 118 0 0 38 0 78 0 116 0 6 0 13 8 13 9 0 9-7 9-13 0-38 0-78 0-116z"><text:p/></draw:path><draw:path draw:style-name="gr4" draw:text-style-name="P22" svg:width="0.0823in" svg:height="0.0748in" svg:x="1.7831in" svg:y="0.0516in" svg:viewBox="0 0 210 191" svg:d="M128 59c3-11 12-49 42-49 3 0 12 0 22 4-12 3-20 14-20 23 0 7 4 16 15 16 10 0 23-9 23-25 0-22-25-28-40-28-24 0-38 23-44 32-10-27-32-32-44-32-45 0-69 54-69 65 0 5 4 5 5 5 4 0 5-2 6-5 14-45 42-55 56-55 9 0 23 3 23 27 0 13-7 42-23 101-7 26-21 43-40 43-3 0-12 0-21-5 11-2 19-11 19-23s-8-14-15-14c-12 0-23 11-23 24 0 19 22 28 40 28 27 0 43-30 44-33 5 16 20 33 46 33 43 0 67-54 67-65 0-4-4-4-5-4-4 0-5 2-6 4-13 45-42 55-55 55-17 0-24-13-24-28 0-9 2-18 7-37s10-38 14-57z"><text:p/></draw:path><draw:path draw:style-name="gr4" draw:text-style-name="P22" svg:width="0.063in" svg:height="0.0811in" svg:x="1.8819in" svg:y="0.0689in" svg:viewBox="0 0 161 207" svg:d="M71 10c0-2 1-4 1-5s-1-5-5-5c-6 0-31 2-38 4-3 0-6 0-6 7 0 3 3 3 7 3 14 0 14 3 14 5 0 1 0 4-1 6-14 55-27 110-42 167-1 5-1 3-1 6 0 5 4 9 10 9 3 0 9-1 13-7 0-2 3-12 5-19 2-8 3-17 6-25 1-5 4-17 4-21 4-11 4-11 10-21 10-14 24-31 47-31 17 0 18 14 18 21 0 17-13 51-18 63-4 8-5 10-5 15 0 16 13 25 29 25 29 0 42-40 42-44 0-5-4-5-5-5-4 0-4 3-5 6-7 23-20 35-31 35-7 0-8-4-8-10 0-7 2-10 7-24 3-9 15-40 15-57 0-4 0-17-10-25-5-4-14-7-28-7-22 0-37 10-48 24 7-30 16-60 23-90z"><text:p/></draw:path><draw:path draw:style-name="gr4" draw:text-style-name="P22" svg:width="0.0508in" svg:height="0.0996in" svg:x="1.9508in" svg:y="0.072in" svg:viewBox="0 0 130 254" svg:d="M130 11c0-5-4-11-12-11-9 0-16 8-16 17 0 3 2 11 11 11 8 0 17-9 17-17zM67 210c-5 20-20 36-38 36-4 0-7-1-11-3 8-2 11-8 11-13 0-7-6-11-12-11-9 0-17 8-17 16 0 12 12 19 30 19 17 0 52-11 61-45 9-36 18-71 27-106 1-3 1-6 1-9 0-17-15-28-31-28-34 0-52 41-52 44 0 4 4 4 5 4 3 0 3 0 6-5 7-17 23-36 39-36 8 0 10 6 10 15 0 3 0 8 0 9-10 37-19 74-29 113z"><text:p/></draw:path><draw:path draw:style-name="gr4" draw:text-style-name="P22" svg:width="0.0382in" svg:height="0.165in" svg:x="2.0303in" svg:y="0.0004in" svg:viewBox="0 0 98 420" svg:d="M98 210c0-33-4-83-27-131-25-51-63-79-66-79s-5 2-5 5c0 1 0 1 8 9 41 41 65 108 65 196 0 71-15 145-67 198-6 6-6 6-6 7 0 2 2 5 5 5s42-29 67-83c22-46 26-92 26-127z"><text:p/></draw:path></draw:g></draw:g></text:span><text:span text:style-name="T4">This algorithm or equation is simply describing the minimum distance needed to travel to get from node i to j where h is a node that is between the both of them. </text:span><text:span text:style-name="T1">The next formula is closeness defined as <text:s text:c="2"/></text:span><text:span text:style-name="T1"><draw:g text:anchor-type="as-char" svg:y="-0.2772in" draw:z-index="1" draw:name="Shape3" draw:style-name="gr1"><svg:title>TexMaths</svg:title><svg:desc>12§display§[\sum_{N}^{j}d(i,j)]^{-1}§svg§600§FALSE§</svg:desc><draw:g draw:style-name="gr2"><draw:path draw:style-name="gr3" draw:text-style-name="P21" svg:width="0.7795in" svg:height="0.4646in" svg:x="0.0004in" svg:y="0.0083in" svg:viewBox="0 0 1981 1181" svg:d="M991 1181c-330 0-661 0-991 0 0-395 0-787 0-1181 661 0 1320 0 1981 0 0 394 0 786 0 1181-330 0-660 0-990 0z"><text:p/></draw:path><draw:path draw:style-name="gr4" draw:text-style-name="P22" svg:width="0.0189in" svg:height="0.1626in" svg:x="0.0102in" svg:y="0.1654in" svg:viewBox="0 0 49 414" svg:d="M49 414c0-6 0-12 0-17-12 0-24 0-35 0 0-127 0-253 0-380 11 0 23 0 35 0 0-6 0-11 0-17-17 0-33 0-49 0 0 138 0 276 0 414 16 0 32 0 49 0z"><text:p/></draw:path><draw:path draw:style-name="gr4" draw:text-style-name="P22" svg:width="0.0429in" svg:height="0.0984in" svg:x="0.1071in" svg:y="0.0004in" svg:viewBox="0 0 110 251" svg:d="M110 12c0-6-4-12-11-12s-13 8-13 17c0 5 2 11 9 11s15-8 15-16zM56 206c-4 20-16 37-32 37-3 0-5 0-9-1 7-4 9-11 9-16 0-7-5-11-10-11-7 0-14 9-14 18 0 11 10 18 25 18s44-10 52-46c7-34 15-69 22-104 1-2 1-5 1-9 0-16-12-27-26-27-28 0-44 40-44 43 0 5 4 5 5 5 2 0 2-1 5-6 6-17 19-34 32-34 7 0 9 5 9 14 0 2 0 7 0 8-9 37-16 75-25 111z"><text:p/></draw:path><draw:path draw:style-name="gr4" draw:text-style-name="P22" svg:width="0.1862in" svg:height="0.2276in" svg:x="0.0402in" svg:y="0.1331in" svg:viewBox="0 0 474 579" svg:d="M430 579c14-45 29-89 44-132-4 0-7 0-10 0-14 43-51 71-91 84-9 2-43 13-111 13-71 0-142 0-215 0 61-83 121-166 181-248 3-4 4-5 4-6s0-2-4-7c-54-87-110-176-164-263 64 0 129 0 194 0 47 0 80 6 83 6 19 3 50 10 79 32 8 6 32 25 44 59 3 0 6 0 10 0-15-39-30-78-44-117-140 0-280 0-420 0-8 0-8 0-9 2s-1 10-1 15c62 100 126 198 188 299-62 84-122 168-184 251-3 5-2 5-3 7 0 5 3 5 9 5 140 0 280 0 420 0z"><text:p/></draw:path><draw:path draw:style-name="gr4" draw:text-style-name="P22" svg:width="0.087in" svg:height="0.0776in" svg:x="0.0906in" svg:y="0.4039in" svg:viewBox="0 0 222 198" svg:d="M191 31c2-11 5-20 26-20 0 0 5 0 5-7 0-2-1-4-5-4-8 0-16 1-25 1-6 0-20-1-26-1-2 0-5 0-5 6 0 5 3 5 5 5 12 0 16 5 16 12 0 2 0 3-1 6-9 43-18 84-28 126-21-50-41-100-62-150-2-5-3-5-9-5-11 0-22 0-33 0-5 0-9 0-9 6 0 5 4 5 9 5s10 0 16 1c-11 52-23 104-34 155-1 11-7 19-26 21-2 0-5 0-5 6 0 3 2 4 4 4 8 0 17-1 26-1 5 0 20 1 26 1 3 0 5-1 5-6 0-4-4-4-5-4-16-2-16-9-16-12 0-2 0-4 0-9 11-49 22-97 32-147 25 58 49 116 73 174 2 4 3 4 6 4 4 0 4-1 5-6 11-52 23-107 35-161z"><text:p/></draw:path><draw:path draw:style-name="gr4" draw:text-style-name="P22" svg:width="0.0661in" svg:height="0.1142in" svg:x="0.2634in" svg:y="0.1748in" svg:viewBox="0 0 169 291" svg:d="M169 5c0-1 0-5-5-5-6 0-38 4-44 5-4 0-5 2-5 7 0 6 2 6 7 6 18 0 19 2 19 7 0 3-1 5-1 8-8 33-14 65-22 98-7-15-17-27-33-27-41 0-85 61-85 121 0 39 19 66 46 66 8 0 26-1 47-31 3 18 15 31 33 31 11 0 20-9 26-23s11-39 11-41c0-3-5-3-5-3-3 0-5 1-5 7-6 28-12 52-27 52-10 0-11-12-11-21 0-8 1-12 2-18 18-80 35-159 52-239zM95 238c-2 7-2 9-7 16-16 22-31 29-41 29-17 0-22-24-22-39 0-21 11-72 20-91 11-24 27-40 41-40 22 0 27 34 27 36 0 3 0 5-1 8-6 27-11 54-17 81z"><text:p/></draw:path><draw:path draw:style-name="gr4" draw:text-style-name="P22" svg:width="0.0323in" svg:height="0.1626in" svg:x="0.3441in" svg:y="0.1654in" svg:viewBox="0 0 83 414" svg:d="M83 410c0-1 0-2-6-9-45-52-56-131-56-194 0-71 14-143 57-195 5-6 5-6 5-7 0-4-2-5-4-5-3 0-35 29-57 82-18 44-22 90-22 125 0 32 4 82 24 129 21 50 52 78 55 78 2 0 4-1 4-4z"><text:p/></draw:path><draw:path draw:style-name="gr4" draw:text-style-name="P22" svg:width="0.0366in" svg:height="0.1091in" svg:x="0.389in" svg:y="0.1799in" svg:viewBox="0 0 94 278" svg:d="M91 16c0-9-5-16-13-16-11 0-19 12-19 23 0 7 5 14 13 14s19-8 19-21zM64 171c3-12 3-13 8-24 3-7 4-13 4-22 0-19-11-35-29-35-33 0-47 61-47 64 0 5 3 4 4 5 4 0 4-1 6-8 10-38 25-51 36-51 3 0 9 0 9 13 0 10-3 18-4 22-2 11-19 59-25 76-2 12-7 25-7 33 0 20 11 34 28 34 34 0 47-60 47-64 0-3-3-3-4-3-4 0-4 1-6 7-6 26-17 52-35 52-7 0-9-5-9-14 0-11 1-17 10-42 5-13 9-29 14-43z"><text:p/></draw:path><draw:path draw:style-name="gr4" draw:text-style-name="P22" svg:width="0.0157in" svg:height="0.0484in" svg:x="0.4445in" svg:y="0.2693in" svg:viewBox="0 0 41 124" svg:d="M41 43c0-26-7-43-22-43-12 0-19 11-19 23 0 10 7 20 19 20 5 0 10-1 12-4 1-2 1-2 3-2 0 3 1 0 1 6 0 32-14 56-25 70-4 5-4 5-4 6 0 4 2 5 3 5 4 0 32-32 32-81z"><text:p/></draw:path><draw:path draw:style-name="gr4" draw:text-style-name="P22" svg:width="0.0571in" svg:height="0.1409in" svg:x="0.4929in" svg:y="0.1799in" svg:viewBox="0 0 146 359" svg:d="M146 16c0-9-5-16-14-16s-19 10-19 23c0 7 4 14 13 14 10 0 20-9 20-21zM74 295c-7 31-24 55-44 55-1 0-8 0-14-5 11-2 16-13 16-21 0-7-3-14-13-14-9 0-19 8-19 23 0 17 14 26 30 26 26 0 59-22 67-63 11-51 23-100 34-151 1-8 1-14 1-15 0-24-15-40-33-40-37 0-57 61-57 64 0 5 4 5 5 5 4 0 4-1 7-8 8-26 25-51 44-51 5 0 12 1 12 19 0 10-2 15-3 22-11 51-22 102-33 154z"><text:p/></draw:path><draw:path draw:style-name="gr4" draw:text-style-name="P22" svg:width="0.0319in" svg:height="0.1626in" svg:x="0.5685in" svg:y="0.1654in" svg:viewBox="0 0 82 414" svg:d="M82 207c0-33-4-82-23-129-22-50-52-78-56-78-2 0-3 2-3 5 0 1 0 1 7 9 34 40 55 106 55 193 0 71-13 143-58 196-4 5-4 6-4 7 0 3 1 4 3 4 4 0 36-29 57-81 18-45 22-91 22-126z"><text:p/></draw:path><draw:path draw:style-name="gr4" draw:text-style-name="P22" svg:width="0.0189in" svg:height="0.1626in" svg:x="0.6177in" svg:y="0.1654in" svg:viewBox="0 0 49 414" svg:d="M49 0c-17 0-33 0-49 0 0 6 0 11 0 17 11 0 24 0 35 0 0 127 0 253 0 380-11 0-24 0-35 0 0 5 0 11 0 17 16 0 32 0 49 0 0-138 0-276 0-414z"><text:p/></draw:path><draw:path draw:style-name="gr4" draw:text-style-name="P22" svg:width="0.0657in" svg:height="0.0051in" svg:x="0.6642in" svg:y="0.189in" svg:viewBox="0 0 168 14" svg:d="M158 14c4 0 10 0 10-7s-6-7-10-7c-50 0-99 0-149 0-4 0-9 0-9 7s5 7 9 7c50 0 99 0 149 0z"><text:p/></draw:path><draw:path draw:style-name="gr4" draw:text-style-name="P22" svg:width="0.0354in" svg:height="0.0752in" svg:x="0.7516in" svg:y="0.1445in" svg:viewBox="0 0 91 192" svg:d="M56 8c0-7 0-8-7-8-15 19-39 19-49 19 0 4 0 7 0 10 6 0 22 0 36-7 0 49 0 97 0 147 0 9 0 14-25 14-3 0-6 0-9 0 0 3 0 6 0 9 4 0 35-1 44-1 8 0 39 1 45 1 0-3 0-6 0-9-3 0-7 0-10 0-25 0-25-5-25-14 0-53 0-108 0-161z"><text:p/></draw:path></draw:g></draw:g></text:span><text:span text:style-name="T1"><text:s/></text:span><text:span text:style-name="T2">his has the affect of summing the binary shortest distance than inverting it so a smaller measure is considered closer. The paper also defines betweenness which is <text:s/></text:span><text:span text:style-name="T2"><draw:g text:anchor-type="as-char" svg:y="-0.2366in" draw:z-index="2" draw:name="Shape4" draw:style-name="gr1"><svg:title>TexMaths</svg:title><svg:desc>12§display§\frac{g_{jk}(i)}{g_{jk}}§svg§600§FALSE§</svg:desc><draw:g draw:style-name="gr2"><draw:path draw:style-name="gr3" draw:text-style-name="P21" svg:width="0.3909in" svg:height="0.3815in" svg:x="0.0087in" svg:y="0.0098in" svg:viewBox="0 0 994 970" svg:d="M498 970c-167 0-332 0-498 0 0-323 0-647 0-970 331 0 663 0 994 0 0 323 0 647 0 970-166 0-331 0-496 0z"><text:p/></draw:path><draw:path draw:style-name="gr4" draw:text-style-name="P22" svg:width="0.076in" svg:height="0.1075in" svg:x="0.0028in" svg:y="0.052in" svg:viewBox="0 0 194 274" svg:d="M193 28c0-3 1-5 1-8 0-7-6-12-13-12-3 0-15 4-17 18-7-15-22-26-39-26-48 0-100 60-100 120 0 42 25 67 57 67 24 0 44-20 48-25l1 1c-10 38-15 54-15 56-1 3-15 45-61 45-7 0-21-1-33-5 13-3 18-14 18-21s-5-15-17-15c-9 0-23 8-23 24 0 18 16 27 56 27 53 0 83-34 90-59 16-62 32-125 47-187zM138 133c-2 11-12 22-22 29-8 9-21 16-33 16-22 0-28-22-28-39 0-20 12-71 23-92 12-21 30-37 48-37 28 0 34 33 34 36 0 1-2 4-2 7-7 26-13 54-20 80z"><text:p/></draw:path><draw:path draw:style-name="gr4" draw:text-style-name="P22" svg:width="0.0508in" svg:height="0.1004in" svg:x="0.0799in" svg:y="0.0724in" svg:viewBox="0 0 130 256" svg:d="M130 12c0-6-5-12-12-12-9 0-17 8-17 17 0 5 3 11 12 11 7 0 17-8 17-16zM66 210c-5 21-20 37-37 37-4 0-7 0-11-1 7-3 10-11 10-15 0-6-5-11-11-11-10 0-17 8-17 18 0 11 11 18 29 18s51-10 61-46c8-36 18-71 26-106 2-3 2-6 2-10 0-17-14-28-32-28-32 0-51 41-51 44 0 5 3 4 5 5 3 0 4-1 6-6 7-17 22-35 39-35 9 0 11 5 11 15 0 2-1 7-1 8-10 37-19 76-29 113z"><text:p/></draw:path><draw:path draw:style-name="gr4" draw:text-style-name="P22" svg:width="0.0567in" svg:height="0.0815in" svg:x="0.1496in" svg:y="0.0693in" svg:viewBox="0 0 145 208" svg:d="M71 8c0-1 1-3 1-4 0-2-1-4-5-4-6 0-30 2-37 2-2 0-7 2-7 8 0 3 5 3 8 3 13 0 13 3 13 5s0 4-1 6c-13 55-27 112-41 167-2 6-2 6-2 7 0 5 4 10 11 10s12-6 13-13c1-2 13-53 14-57 22 1 39 9 39 24 0 1 0 3-1 6-2 4-2 6-2 9 0 21 17 31 32 31 28 0 25-31 37-46 0-3-4-3-5-3-4 0-4 1-5 7-3 12-12 33-26 33-9 0-11-7-11-15 0-5 0-6 2-13 0-2 2-6 2-10 0-27-35-30-48-31 8-5 19-15 25-20 14-14 29-27 45-27 4 0 8 0 10 3-12 3-14 12-14 17 0 6 4 11 10 11 9 0 17-7 17-19 0-10-7-21-23-21s-31 12-46 26c-12 12-22 21-34 26 10-40 19-78 29-118z"><text:p/></draw:path><draw:path draw:style-name="gr4" draw:text-style-name="P22" svg:width="0.0378in" svg:height="0.1654in" svg:x="0.239in" svg:y="0in" svg:viewBox="0 0 97 421" svg:d="M97 418c0-1 0-3-7-10-53-53-66-132-66-197 0-73 16-146 67-199 6-6 6-6 6-7 0-4-1-5-5-5-3 0-42 29-66 83-21 45-26 92-26 128 0 33 4 84 28 131 25 53 61 79 64 79 4 0 5-1 5-3z"><text:p/></draw:path><draw:path draw:style-name="gr4" draw:text-style-name="P22" svg:width="0.0437in" svg:height="0.111in" svg:x="0.2913in" svg:y="0.0161in" svg:viewBox="0 0 112 283" svg:d="M108 16c0-9-6-16-16-16s-22 12-22 23c0 8 6 15 15 15 10 0 23-9 23-22zM76 174c6-12 6-13 9-24 4-8 6-14 6-23 0-19-14-35-35-35-39 0-56 62-56 65 0 5 5 5 6 5 4 0 5-1 6-7 12-40 29-53 43-53 4 0 11 0 11 13 0 10-4 18-5 23-3 11-23 59-30 78-3 11-9 24-9 34 0 19 14 33 34 33 40 0 56-60 56-64s-4-4-5-4c-5 0-5 1-6 7-9 27-22 53-43 53-8 0-11-5-11-14 0-11 3-17 13-42 5-16 11-30 16-45z"><text:p/></draw:path><draw:path draw:style-name="gr4" draw:text-style-name="P22" svg:width="0.0382in" svg:height="0.1654in" svg:x="0.3535in" svg:y="0in" svg:viewBox="0 0 98 421" svg:d="M98 211c0-33-4-84-27-132-27-51-63-79-66-79s-5 2-5 5c0 1 0 1 8 9 41 42 65 108 65 197 0 72-15 147-67 200-6 4-6 6-6 7 0 2 2 3 5 3s42-28 67-81c22-47 26-94 26-129z"><text:p/></draw:path><draw:path draw:style-name="gr4" draw:text-style-name="P22" svg:width="0.4079in" svg:height="0.0063in" svg:x="0.0004in" svg:y="0.1929in" svg:viewBox="0 0 1037 17" svg:d="M520 17c-174 0-347 0-520 0 0-6 0-11 0-17 346 0 691 0 1037 0 0 6 0 11 0 17-173 0-346 0-517 0z"><text:p/></draw:path><draw:path draw:style-name="gr4" draw:text-style-name="P22" svg:width="0.076in" svg:height="0.1071in" svg:x="0.0957in" svg:y="0.2783in" svg:viewBox="0 0 194 273" svg:d="M193 28c0-4 1-5 1-9 0-7-6-11-13-11-3 0-15 3-17 18-7-15-22-26-39-26-48 0-100 59-100 119 0 42 25 67 57 67 24 0 44-20 48-24h1c-10 37-10 36-15 55-1 4-15 46-61 46-7 0-21 0-33-4 13-3 18-15 18-22 0-6-5-15-17-15-9 0-23 7-23 25 0 17 16 26 56 26 53 0 83-33 90-59 16-63 32-124 47-186zM138 132c-2 11-12 22-22 30-8 7-21 15-33 15-22 0-28-22-28-39 0-20 12-70 23-91 12-21 30-39 48-39 28 0 34 35 34 38 0 1-2 4-2 6-7 26-13 54-20 80z"><text:p/></draw:path><draw:path draw:style-name="gr4" draw:text-style-name="P22" svg:width="0.0508in" svg:height="0.1004in" svg:x="0.1728in" svg:y="0.2984in" svg:viewBox="0 0 130 256" svg:d="M130 11c0-5-5-11-12-11-9 0-17 8-17 16 0 4 3 12 12 12 7 0 17-9 17-17zM66 210c-5 21-20 37-37 37-4 0-7-1-11-2 7-4 10-10 10-14 0-8-5-11-11-11-10 0-17 7-17 17 0 12 11 19 29 19s51-11 61-47c8-35 18-71 26-106 2-3 2-6 2-11 0-15-14-27-32-27-32 0-51 41-51 45s3 3 5 4c3 0 4-1 6-5 7-18 22-36 39-36 9 0 11 5 11 15 0 3-1 7-1 9-10 37-19 76-29 113z"><text:p/></draw:path><draw:path draw:style-name="gr4" draw:text-style-name="P22" svg:width="0.0567in" svg:height="0.0815in" svg:x="0.2421in" svg:y="0.2957in" svg:viewBox="0 0 145 208" svg:d="M71 8c0-1 1-2 1-3 0-3-1-5-5-5-6 0-30 2-37 4-2 0-7 0-7 6 0 4 5 4 8 4 13 0 13 2 13 4s0 4-1 7c-13 55-27 112-41 167-2 5-1 4-2 6 0 5 4 10 11 10s12-6 13-12c1-1 13-53 14-58 22 2 39 9 39 24 0 1 0 4-1 6-2 5-2 6-2 10 0 20 17 30 32 30 28 0 37-45 37-46 0-3-4-3-5-3-4 0-4 2-5 7-3 13-12 33-26 33-9 0-11-7-11-15 0-5 0-5 2-13 0-3 2-6 2-9 0-26-35-31-48-31 8-6 19-16 25-21 14-13 29-27 45-27 4 0 8 1 10 3-12 3-14 12-14 17 0 6 4 11 10 11 9 0 17-6 17-19 0-10-7-21-23-21s-31 12-46 27c-12 12-22 20-34 26 10-39 19-79 29-119z"><text:p/></draw:path></draw:g></draw:g></text:span><text:span text:style-name="T2"><text:s/>In betweenness g is the number of shortest paths from between two nodes that go through node i thus allowing to see how “between” node i is to the rest of the nodes. <text:s/></text:span></text:p>
      <text:p text:style-name="P9"/>
      <text:p text:style-name="P11">Variations of Basic Measures:</text:p>
      <text:p text:style-name="P13">The first proposed extension to these measures comes from trying to combine degree and strength. The reason is often times we have weighted matrices so it is useful to have both strength and number of connections a node has in the network. The authors did this by <draw:g text:anchor-type="as-char" svg:y="-0.2217in" draw:z-index="4" draw:name="Shape5" draw:style-name="gr1"><svg:title>TexMaths</svg:title><svg:desc>12§display§k_i^{1 - \alpha} * s_i ^\alpha§svg§600§FALSE§</svg:desc><draw:g draw:style-name="gr2"><draw:path draw:style-name="gr3" draw:text-style-name="P21" svg:width="0.6508in" svg:height="0.1776in" svg:x="-0.0004in" svg:y="0.0087in" svg:viewBox="0 0 1654 452" svg:d="M0 0c552 0 1102 0 1654 0 0 150 0 301 0 452-552 0-1102 0-1654 0 0-151 0-302 0-452z"><text:p/></draw:path><draw:path draw:style-name="gr4" draw:text-style-name="P22" svg:width="0.0748in" svg:height="0.1157in" svg:x="0in" svg:y="0.0331in" svg:viewBox="0 0 191 295" svg:d="M98 4c-2-2 0-4-6-4-9 0-39 2-51 4-3 0-7 1-7 8 0 5 3 5 9 5 21 0 22 3 22 7 0 2-1 6-1 8-21 81-41 161-62 242-2 6-2 7-2 9 0 10 8 12 13 12s11-3 13-9c3-4 22-81 24-90 15 1 50 7 50 35 0 3 0 4-2 9-1 5-2 9-2 13 0 26 17 42 40 42 12 0 24-7 32-22 11-18 11-28 16-41 0-5-4-5-5-5-5 0-5 2-6 8-9 29-18 51-37 51-8 0-14-5-14-19 0-8 3-18 4-23 1-7 1-9 1-13 0-28-26-40-62-45 13-7 27-20 37-31 19-22 40-40 60-40 2 0 2 0 4 0 4 1 6 1 8 4 1 0 1 0 2 1-20 1-24 18-24 23 0 7 5 14 16 14s23-8 23-25c0-13-10-26-28-26-12 0-31 3-62 37-15 16-30 32-47 38 14-60 30-119 44-177z"><text:p/></draw:path><draw:path draw:style-name="gr4" draw:text-style-name="P22" svg:width="0.0417in" svg:height="0.0768in" svg:x="0.0953in" svg:y="0in" svg:viewBox="0 0 107 196" svg:d="M66 8c0-8 0-8-8-8-20 18-46 19-58 19 0 4 0 7 0 11 7 0 26 0 42-8 0 50 0 99 0 150 0 9 0 13-29 13-3 0-8 0-12 0 0 4 0 7 0 11 6 0 42-1 53-1 10 0 47 1 53 1 0-4 0-7 0-11-4 0-7 0-11 0-30 0-30-4-30-13 0-56 0-110 0-164z"><text:p/></draw:path><draw:path draw:style-name="gr4" draw:text-style-name="P22" svg:width="0.0783in" svg:height="0.0051in" svg:x="0.161in" svg:y="0.0449in" svg:viewBox="0 0 200 14" svg:d="M188 14c5 0 12 0 12-6 0-8-7-8-12-8-58 0-117 0-176 0-5 0-12 0-12 7s7 7 12 7c59 0 118 0 176 0z"><text:p/></draw:path><draw:path draw:style-name="gr4" draw:text-style-name="P22" svg:width="0.0709in" svg:height="0.0516in" svg:x="0.2598in" svg:y="0.0252in" svg:viewBox="0 0 181 132" svg:d="M143 88c26-28 38-68 38-70 0-5-3-5-6-5s-3 1-6 9c-5 19-14 37-27 52 0-4 0-24-2-26-4-30-26-48-56-48-43 0-84 40-84 82 0 26 19 50 54 50 26 0 52-12 67-24 7 20 23 24 31 24 17 0 28-14 28-20 0-4-4-4-5-4-3 0-5 1-5 4-4 10-13 12-16 12-5 0-10 0-11-36zM120 98c-29 23-54 26-66 26-19 0-30-12-30-33 0-8 4-41 19-61 15-17 31-22 41-22 24 0 30 22 32 41 3 12 2 34 4 49z"><text:p/></draw:path><draw:path draw:style-name="gr4" draw:text-style-name="P22" svg:width="0.035in" svg:height="0.0776in" svg:x="0.0827in" svg:y="0.1161in" svg:viewBox="0 0 90 198" svg:d="M82 11c0-5-3-11-11-11-9 0-17 7-17 16 0 6 4 12 12 12s16-9 16-17zM22 161c-2 4-3 7-3 12 0 14 12 25 28 25 30 0 43-41 43-45s-4-4-5-4c-3 0-5 2-6 5-6 24-19 36-31 36-6 0-7-4-7-10 0-7 2-13 5-19 2-8 6-16 9-24 3-7 13-34 15-37 1-3 1-6 1-10 0-13-11-25-28-25-29 0-43 41-43 45s5 4 6 4c4 0 4-1 5-5 7-25 20-36 31-36 5 0 7 3 7 11 0 6-1 11-8 29-6 15-13 31-19 48z"><text:p/></draw:path><draw:path draw:style-name="gr4" draw:text-style-name="P22" svg:width="0.061in" svg:height="0.0709in" svg:x="0.3937in" svg:y="0.0709in" svg:viewBox="0 0 156 181" svg:d="M89 16c0-6 0-16-11-16-6 0-12 5-11 11 0 2 0 3 0 6 3 21 4 43 6 65-18-14-36-27-54-40-3-1-5-2-7-2-6 0-12 6-12 12s5 8 8 9c21 10 40 19 60 29-19 10-38 19-57 29-7 3-11 5-11 11s6 12 12 12c2 0 4 0 14-9 16-12 32-23 47-33-2 22-3 47-6 71 0 8 7 10 11 10 5 0 11-3 11-10-3-24-4-49-6-71 18 13 36 26 54 39 3 2 5 3 7 3 6 0 12-6 12-12s-4-9-8-11c-26-12-27-12-60-28 19-9 39-19 58-29 6-3 10-4 10-10 0-8-6-12-12-12-2 0-4 0-13 7-16 12-33 23-48 35 2-22 3-45 6-66z"><text:p/></draw:path><draw:path draw:style-name="gr4" draw:text-style-name="P22" svg:width="0.061in" svg:height="0.0748in" svg:x="0.5114in" svg:y="0.0748in" svg:viewBox="0 0 156 191" svg:d="M144 29c-12 0-20 9-20 19 0 5 3 12 13 12 8 0 19-7 19-24 0-19-18-36-50-36-56 0-71 43-71 61 0 33 31 40 43 42 22 4 43 9 43 31 0 13-9 47-60 47-6 0-38 0-48-22 16 2 27-10 27-22 0-10-8-15-16-15-11 0-24 9-24 28 0 24 24 41 61 41 69 0 84-52 84-70 0-15-7-26-13-31-11-12-23-14-42-18-14-4-31-6-31-25 0-12 9-37 47-37 10 0 31 2 38 19z"><text:p/></draw:path><draw:path draw:style-name="gr4" draw:text-style-name="P22" svg:width="0.0709in" svg:height="0.052in" svg:x="0.5878in" svg:y="0.028in" svg:viewBox="0 0 181 133" svg:d="M143 89c27-29 38-67 38-71s-3-4-5-4c-4 0-4 0-6 8-6 19-15 37-27 52 0-3-1-24-1-26-5-29-28-48-57-48-43 0-85 41-85 82 0 26 20 51 54 51 28 0 52-13 68-25 6 22 22 25 30 25 18 0 29-14 29-21 0-4-3-4-6-4s-3 1-5 4c-3 10-13 13-16 13-4 0-9 0-11-36zM120 98c-29 24-54 27-65 27-19 0-31-13-31-34 0-8 5-39 20-60 14-18 30-23 41-23 23 0 30 23 33 41 1 12 1 34 2 49z"><text:p/></draw:path><draw:path draw:style-name="gr4" draw:text-style-name="P22" svg:width="0.035in" svg:height="0.0776in" svg:x="0.5862in" svg:y="0.1118in" svg:viewBox="0 0 90 198" svg:d="M82 11c0-5-3-11-11-11-9 0-17 7-17 16 0 4 4 12 12 12s16-9 16-17zM22 161c-2 4-3 7-3 12 0 14 12 25 28 25 30 0 43-41 43-45s-4-4-5-4c-5 0-5 2-6 5-6 24-19 36-31 36-6 0-7-4-7-11 0-6 2-12 5-18 2-8 6-16 9-24 3-7 13-34 15-37 1-3 1-6 1-10 0-13-11-25-28-25-29 0-43 41-43 45s5 4 6 4c4 0 4-1 5-5 7-25 20-36 31-36 5 0 7 3 7 11 0 6-1 11-8 29-6 15-13 31-19 48z"><text:p/></draw:path></draw:g></draw:g>. The alpha functions as a tuning parameter than lets the user determine if they want to give more importance to strength or degree. The next major change that the authors make is to the binary shortest path. <text:span text:style-name="T2">The paper then n describes </text:span>how<text:span text:style-name="T2"> the shortest length between paths which can be adopted to a weighted network by simply inverting the formula </text:span><text:span text:style-name="T3">to be </text:span><text:span text:style-name="T2"><text:s/></text:span><text:span text:style-name="T2"><draw:g text:anchor-type="as-char" svg:y="-0.2217in" draw:z-index="5" draw:name="Shape6" draw:style-name="gr1"><svg:title>TexMaths</svg:title><svg:desc>12§display§min(\frac{1}{w_{ih}^\alpha} + ... + \frac{1}{w_{ih}^\alpha})§svg§600§FALSE§</svg:desc><draw:g draw:style-name="gr2"><draw:path draw:style-name="gr3" draw:text-style-name="P21" svg:width="1.5252in" svg:height="0.3701in" svg:x="0.0039in" svg:y="0.0087in" svg:viewBox="0 0 3875 941" svg:d="M0 0c1291 0 2584 0 3875 0 0 313 0 628 0 941-1291 0-2584 0-3875 0 0-313 0-628 0-941z"><text:p/></draw:path><draw:path draw:style-name="gr4" draw:text-style-name="P22" svg:width="0.1358in" svg:height="0.0748in" svg:x="0in" svg:y="0.1488in" svg:viewBox="0 0 346 191" svg:d="M25 161c-1 7-3 17-3 18 0 8 6 12 12 12 4 0 12-4 15-12 0-1 6-21 9-31 2-12 6-26 8-38 2-9 6-19 7-28 3-8 6-20 6-22 6-12 29-50 69-50 19 0 22 15 22 28 0 11-2 23-6 35-3 17-8 33-12 49-2 11-6 22-8 33-1 8-6 23-6 24 0 8 6 12 13 12 13 0 16-11 18-24 6-24 22-85 27-102 1-5 22-55 68-55 19 0 23 14 23 28 0 24-17 72-25 95-4 10-6 15-6 23 0 20 14 35 34 35 40 0 56-61 56-65 0-5-4-5-5-5-5 0-5 1-7 9-6 21-20 51-42 51-8 0-11-3-11-13 0-11 3-22 8-30 7-23 25-70 25-94 0-26-15-44-48-44-31 0-54 18-69 41 0-6-1-21-13-30-11-9-24-11-35-11-37 0-59 26-66 36-1-24-19-36-39-36-19 0-27 17-31 24-7 14-13 40-13 41 0 3 4 2 5 3 5 0 5 0 7-9 7-29 16-49 31-49 7 0 13 2 13 19 0 8-1 13-7 35-8 32-15 64-24 97z"><text:p/></draw:path><draw:path draw:style-name="gr4" draw:text-style-name="P22" svg:width="0.0429in" svg:height="0.111in" svg:x="0.1461in" svg:y="0.113in" svg:viewBox="0 0 110 283" svg:d="M107 16c0-9-6-16-16-16-11 0-23 11-23 23 0 7 6 14 17 14 10 0 22-9 22-21zM76 174c4-13 4-13 8-25 4-9 6-15 6-22 0-19-13-35-35-35-39 0-55 62-55 65 0 4 4 4 5 4 3 0 5 0 7-7 11-40 28-52 42-52 4 0 11 0 11 13 0 9-4 18-5 22-4 11-23 60-29 78-5 11-9 25-9 33 0 21 14 35 33 35 40 0 55-61 55-65s-3-4-4-4c-4 0-4 1-6 8-8 26-22 52-44 52-7 0-9-4-9-14s2-16 12-42c6-14 11-30 17-44z"><text:p/></draw:path><draw:path draw:style-name="gr4" draw:text-style-name="P22" svg:width="0.0894in" svg:height="0.0748in" svg:x="0.2031in" svg:y="0.1488in" svg:viewBox="0 0 228 191" svg:d="M24 161c-1 7-4 17-4 18 0 8 6 12 12 12s14-4 16-12c1-1 6-21 8-31 4-12 6-26 10-38 2-9 5-19 7-28 1-8 5-20 5-22 7-12 29-50 70-50 19 0 22 15 22 28 0 27-21 81-27 99-4 9-5 14-5 19 0 20 16 35 35 35 39 0 55-61 55-65 0-5-4-5-5-5-5 0-5 1-6 9-8 28-23 51-43 51-7 0-11-3-11-13 0-11 5-22 9-30 7-23 25-70 25-94 0-27-18-44-48-44-39 0-59 26-66 36-3-23-18-36-39-36-19 0-27 17-32 24-6 14-12 40-12 41 0 3 4 3 5 3 3 0 5 0 7-9 7-29 16-49 31-49 9 0 12 4 12 19 0 8-1 13-6 35-8 32-17 64-25 97z"><text:p/></draw:path><draw:path draw:style-name="gr4" draw:text-style-name="P22" svg:width="0.0382in" svg:height="0.1654in" svg:x="0.3142in" svg:y="0.098in" svg:viewBox="0 0 98 421" svg:d="M98 416c0-1 0-2-7-8-53-54-66-133-66-198 0-73 16-146 67-199 6-5 6-6 6-7 0-3-2-4-4-4-4 0-42 29-68 82-21 46-26 93-26 128 0 34 5 84 28 132 26 52 62 79 66 79 2 0 4-1 4-5z"><text:p/></draw:path><draw:path draw:style-name="gr4" draw:text-style-name="P22" svg:width="0.0543in" svg:height="0.1102in" svg:x="0.4815in" svg:y="0in" svg:viewBox="0 0 139 281" svg:d="M86 11c0-10 0-11-9-11-27 26-64 26-77 26 0 5 0 9 0 14 8 0 34 0 55-11 0 73 0 145 0 218 0 16-1 21-38 21-5 0-10 0-15 0 0 4 0 8 0 13 16-1 52-1 69-1s54 0 68 1c0-5 0-9 0-13-5 0-8 0-13 0-38 0-40-5-40-21 0-79 0-157 0-236z"><text:p/></draw:path><draw:path draw:style-name="gr4" draw:text-style-name="P22" svg:width="0.2516in" svg:height="0.0063in" svg:x="0.3823in" svg:y="0.178in" svg:viewBox="0 0 640 17" svg:d="M0 0c214 0 426 0 640 0 0 6 0 11 0 17-214 0-426 0-640 0 0-6 0-11 0-17z"><text:p/></draw:path><draw:path draw:style-name="gr4" draw:text-style-name="P22" svg:width="0.1098in" svg:height="0.0748in" svg:x="0.387in" svg:y="0.2634in" svg:viewBox="0 0 280 191" svg:d="M184 43c1-9 6-25 6-27 0-8-6-12-12-12s-14 3-16 12c-1 3-22 84-24 94-4 12-5 21-5 28 0 5 0 6 1 7-9 23-22 36-39 36-34 0-34-31-34-38 0-13 3-30 23-82 5-13 7-19 7-27 0-18-14-34-35-34-40 0-56 60-56 65 0 3 5 3 6 3 4 0 5-1 6-7 12-39 28-53 43-53 4 0 11 2 11 15 0 11-5 23-8 29-18 50-23 69-23 85 0 38 27 54 59 54 7 0 27 0 44-30 11 26 40 30 53 30 31 0 50-28 61-53 14-32 28-89 28-109 0-23-11-29-18-29-11 0-22 11-22 19 0 6 2 9 6 12 5 5 16 16 16 36 0 15-12 55-23 77-12 23-27 37-47 37s-31-13-31-37c0-12 2-24 5-30 6-24 12-47 18-71z"><text:p/></draw:path><draw:path draw:style-name="gr4" draw:text-style-name="P22" svg:width="0.0713in" svg:height="0.0516in" svg:x="0.5126in" svg:y="0.228in" svg:viewBox="0 0 182 132" svg:d="M144 88c26-28 38-68 38-70 0-5-3-5-6-5s-3 1-6 7c-4 21-14 39-27 54 0-4 0-24-1-26-5-30-27-48-57-48-43 0-85 40-85 82 0 26 20 50 55 50 27 0 52-12 67-25 8 21 23 25 32 25 16 0 27-14 27-20 0-4-3-4-5-4-3 0-4 1-4 4-5 10-14 12-17 12-5 0-10 0-11-36zM121 98c-30 23-54 26-66 26-19 0-30-12-30-33 0-8 4-41 19-61 14-17 30-23 41-23 24 0 30 23 33 42 2 12 1 34 3 49z"><text:p/></draw:path><draw:path draw:style-name="gr4" draw:text-style-name="P22" svg:width="0.035in" svg:height="0.0776in" svg:x="0.5063in" svg:y="0.3094in" svg:viewBox="0 0 90 198" svg:d="M82 11c0-5-3-11-11-11-9 0-17 7-17 16 0 4 4 12 12 12s16-9 16-17zM22 161c-2 3-3 7-3 12 0 14 12 25 28 25 30 0 43-41 43-46 0-3-4-3-5-3-5 0-5 2-6 5-6 24-19 36-31 36-6 0-7-4-7-10 0-7 2-13 5-19 2-9 6-16 9-24 3-7 13-34 15-37 1-3 1-6 1-10 0-13-11-25-28-25-29 0-43 41-43 45s5 4 6 4c4 0 4-1 5-5 7-25 20-36 31-36 5 0 7 3 7 11 0 6-1 11-8 29-6 15-13 32-19 48z"><text:p/></draw:path><draw:path draw:style-name="gr4" draw:text-style-name="P22" svg:width="0.063in" svg:height="0.0815in" svg:x="0.5571in" svg:y="0.3059in" svg:viewBox="0 0 161 208" svg:d="M70 8c0-1 1-2 1-3 0-3-1-5-5-5-6 0-30 2-37 4-3 0-7 0-7 6 0 4 4 4 8 4 14 0 14 2 14 4s-1 5-1 7c-14 55-27 112-42 167-1 5-1 4-1 6 0 5 4 10 10 10 3 0 8-2 12-8 1-2 3-13 4-19 3-8 5-18 8-26 1-4 3-16 4-19 3-12 3-12 9-22 9-14 24-31 48-31 15 0 17 13 17 20 0 18-12 51-17 64-4 7-5 11-5 15 0 16 13 26 28 26 30 0 43-41 43-46 0-4-4-2-5-4-5 0-5 3-6 5-7 24-19 36-31 36-6 0-7-3-7-9 0-8 1-11 7-24 2-10 15-41 15-58 0-5 0-17-12-25-4-4-13-9-26-9-22 0-37 12-49 26 7-30 15-62 23-92z"><text:p/></draw:path><draw:path draw:style-name="gr4" draw:text-style-name="P22" svg:width="0.1102in" svg:height="0.1102in" svg:x="0.7in" svg:y="0.1252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22" svg:width="0.0169in" svg:height="0.0169in" svg:x="0.8713in" svg:y="0.2043in" svg:viewBox="0 0 44 44" svg:d="M44 22c0-12-9-22-21-22s-23 10-23 22c0 13 11 22 23 22s21-9 21-22z"><text:p/></draw:path><draw:path draw:style-name="gr4" draw:text-style-name="P22" svg:width="0.0169in" svg:height="0.0169in" svg:x="0.9173in" svg:y="0.2043in" svg:viewBox="0 0 44 44" svg:d="M44 22c0-12-9-22-22-22-12 0-22 10-22 22 0 13 10 22 22 22 13 0 22-9 22-22z"><text:p/></draw:path><draw:path draw:style-name="gr4" draw:text-style-name="P22" svg:width="0.0177in" svg:height="0.0169in" svg:x="0.9634in" svg:y="0.2043in" svg:viewBox="0 0 46 44" svg:d="M46 22c0-12-11-22-23-22s-23 10-23 22c0 13 11 22 23 22s23-9 23-22z"><text:p/></draw:path><draw:path draw:style-name="gr4" draw:text-style-name="P22" svg:width="0.1102in" svg:height="0.1102in" svg:x="1.0413in" svg:y="0.1252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4" draw:text-style-name="P22" svg:width="0.0543in" svg:height="0.1102in" svg:x="1.3173in" svg:y="0in" svg:viewBox="0 0 139 281" svg:d="M86 11c0-10 0-11-9-11-27 26-64 26-77 26 0 5 0 9 0 14 8 0 34 0 55-11 0 73 0 145 0 218 0 16-1 21-38 21-5 0-10 0-15 0 0 4 0 8 0 13 16-1 52-1 69-1s54 0 68 1c0-5 0-9 0-13-5 0-8 0-13 0-38 0-40-5-40-21 0-79 0-157 0-236z"><text:p/></draw:path><draw:path draw:style-name="gr4" draw:text-style-name="P22" svg:width="0.2516in" svg:height="0.0063in" svg:x="1.2181in" svg:y="0.178in" svg:viewBox="0 0 640 17" svg:d="M0 0c214 0 426 0 640 0 0 6 0 11 0 17-214 0-426 0-640 0 0-6 0-11 0-17z"><text:p/></draw:path><draw:path draw:style-name="gr4" draw:text-style-name="P22" svg:width="0.1098in" svg:height="0.0748in" svg:x="1.2228in" svg:y="0.2634in" svg:viewBox="0 0 280 191" svg:d="M184 43c1-9 6-25 6-27 0-8-6-12-12-12s-14 3-16 12c-1 3-22 84-24 94-4 12-5 21-5 28 0 5 0 6 1 7-9 23-22 36-38 36-35 0-35-31-35-38 0-13 3-30 23-82 5-13 7-19 7-27 0-18-14-34-35-34-40 0-56 60-56 65 0 3 5 3 6 3 4 0 5-1 6-7 12-39 28-53 43-53 4 0 11 2 11 15 0 11-5 23-8 29-18 50-23 69-23 85 0 38 27 54 59 54 7 0 27 0 44-30 11 26 40 30 53 30 31 0 50-28 61-53 14-32 28-89 28-109 0-23-11-29-18-29-11 0-22 11-22 19 0 6 2 9 6 12 5 5 16 16 16 36 0 15-12 55-23 77-12 23-27 37-47 37s-31-13-31-37c0-12 2-24 5-30 6-24 12-47 18-71z"><text:p/></draw:path><draw:path draw:style-name="gr4" draw:text-style-name="P22" svg:width="0.0709in" svg:height="0.0516in" svg:x="1.3488in" svg:y="0.228in" svg:viewBox="0 0 181 132" svg:d="M143 88c26-28 38-68 38-70 0-5-3-5-6-5s-3 1-6 7c-5 21-14 39-27 54 0-4 0-24-2-26-4-30-26-48-56-48-43 0-84 40-84 82 0 26 19 50 54 50 26 0 52-12 67-25 7 21 23 25 31 25 17 0 28-14 28-20 0-4-4-4-5-4-3 0-5 1-5 4-4 10-13 12-16 12-5 0-10 0-11-36zM120 98c-29 23-54 26-66 26-19 0-30-12-30-33 0-8 4-41 19-61 13-17 31-23 41-23 24 0 30 23 32 42 3 12 2 34 4 49z"><text:p/></draw:path><draw:path draw:style-name="gr4" draw:text-style-name="P22" svg:width="0.035in" svg:height="0.0776in" svg:x="1.3421in" svg:y="0.3094in" svg:viewBox="0 0 90 198" svg:d="M83 11c0-5-4-11-12-11-9 0-17 7-17 16 0 4 4 12 12 12s17-9 17-17zM22 161c-2 3-3 7-3 12 0 14 12 25 28 25 30 0 43-41 43-46 0-3-4-3-5-3-3 0-5 2-6 5-6 24-19 36-31 36-6 0-7-4-7-10 0-7 2-13 5-19 2-9 6-16 9-24 3-7 13-34 15-37 1-3 1-6 1-10 0-13-11-25-28-25-29 0-43 41-43 45s5 4 6 4c4 0 4-1 5-5 7-25 20-36 31-36 5 0 7 3 7 11 0 6-1 11-8 29-6 15-13 32-19 48z"><text:p/></draw:path><draw:path draw:style-name="gr4" draw:text-style-name="P22" svg:width="0.063in" svg:height="0.0815in" svg:x="1.3929in" svg:y="0.3059in" svg:viewBox="0 0 161 208" svg:d="M70 8c0-1 1-2 1-3 0-3-1-5-5-5-6 0-30 2-37 4-3 0-7 0-7 6 0 4 4 4 8 4 14 0 14 2 14 4s-1 5-1 7c-14 55-27 112-42 167-1 5-1 4-1 6 0 5 4 10 10 10 3 0 8-2 12-8 1-2 3-13 4-19 3-8 5-18 8-26 1-4 3-16 4-19 3-12 3-12 9-22 9-14 24-31 48-31 15 0 17 13 17 20 0 18-12 51-17 64-4 7-5 11-5 15 0 16 13 26 28 26 30 0 43-41 43-46 0-4-4-4-5-4-5 0-5 3-6 5-7 24-19 36-31 36-6 0-7-3-7-9 0-8 1-11 7-24 2-10 15-41 15-58 0-5 0-17-12-25-4-4-13-9-26-9-22 0-37 12-48 26 7-30 14-62 22-92z"><text:p/></draw:path><draw:path draw:style-name="gr4" draw:text-style-name="P22" svg:width="0.0382in" svg:height="0.1654in" svg:x="1.4992in" svg:y="0.098in" svg:viewBox="0 0 98 421" svg:d="M98 210c0-32-4-84-27-131-25-51-61-79-66-79-3 0-5 1-5 4 0 1 0 2 8 9 42 42 66 109 66 197 0 72-15 146-68 199-6 5-6 6-6 7 0 3 2 5 5 5 5 0 42-29 67-83 22-45 26-92 26-128z"><text:p/></draw:path></draw:g></draw:g></text:span><text:span text:style-name="T2">. </text:span><text:span text:style-name="T3">In this case because the higher weights represent stronger ties the inverse would represent a shorter distance. </text:span>If you didn't flip the weights stronger ties would be viewed as a negative. The <text:s/>parameter <text:span text:style-name="T5">alpha allows the user to decide if they want to give more weight to shorter weaker paths (alpha less than one) or stronger longer paths (alpha larger than </text:span><text:soft-page-break/><text:span text:style-name="T5">one). The authors tend take this a step farther and generalize this to both closeness and betweenness with the following formulas respectively </text:span><text:span text:style-name="T5"><draw:g text:anchor-type="as-char" svg:y="-0.2882in" draw:z-index="6" draw:name="Shape7" draw:style-name="gr1"><svg:title>TexMaths</svg:title><svg:desc>12§display§[\sum_{N}^{j}d^{wa}(i,j)]^{-1}§svg§600§FALSE§</svg:desc><draw:g draw:style-name="gr2"><draw:path draw:style-name="gr3" draw:text-style-name="P21" svg:width="1.1043in" svg:height="0.4724in" svg:x="-0.0004in" svg:y="0.0079in" svg:viewBox="0 0 2806 1201" svg:d="M1403 1201c-468 0-935 0-1403 0 0-401 0-800 0-1201 935 0 1871 0 2806 0 0 401 0 800 0 1201-468 0-936 0-1403 0z"><text:p/></draw:path><draw:path draw:style-name="gr4" draw:text-style-name="P22" svg:width="0.0224in" svg:height="0.1654in" svg:x="0.011in" svg:y="0.1673in" svg:viewBox="0 0 58 421" svg:d="M58 421c0-6 0-12 0-17-14 0-28 0-41 0 0-129 0-258 0-387 13 0 27 0 41 0 0-6 0-11 0-17-20 0-39 0-58 0 0 140 0 281 0 421 19 0 38 0 58 0z"><text:p/></draw:path><draw:path draw:style-name="gr4" draw:text-style-name="P22" svg:width="0.0508in" svg:height="0.1in" svg:x="0.126in" svg:y="-0.0004in" svg:viewBox="0 0 130 255" svg:d="M130 12c0-6-4-12-12-12-9 0-16 8-16 17 0 5 4 11 11 11 8 0 17-8 17-16zM67 210c-5 20-20 37-38 37-4 0-7 0-10-1 7-4 10-11 10-16 0-7-6-11-12-11-9 0-17 9-17 18 0 11 12 18 30 18 17 0 52-10 61-46 9-35 18-71 27-106 1-2 1-5 1-9 0-17-13-28-31-28-33 0-52 41-52 44 0 5 4 5 5 5 3 0 3-1 6-6 7-17 23-35 39-35 8 0 10 5 10 15 0 2 0 7 0 8-10 37-19 76-29 113z"><text:p/></draw:path><draw:path draw:style-name="gr4" draw:text-style-name="P22" svg:width="0.2209in" svg:height="0.2315in" svg:x="0.0465in" svg:y="0.1343in" svg:viewBox="0 0 562 589" svg:d="M510 589c17-46 34-90 52-134-4 0-8 0-11 0-16 44-61 72-109 85-9 2-51 13-131 13-85 0-169 0-255 0 72-84 143-168 215-252 3-4 4-5 4-6s0-2-4-7c-65-89-131-179-195-268 76 0 153 0 230 0 56 0 95 6 98 6 23 4 60 11 94 33 10 6 38 25 53 60 3 0 7 0 11 0-18-40-35-79-52-119-166 0-332 0-498 0-10 0-10 0-11 2s-1 10-1 15c74 102 149 202 223 304-73 86-145 171-218 256-4 5-3 5-4 7 0 5 4 5 11 5 166 0 332 0 498 0z"><text:p/></draw:path><draw:path draw:style-name="gr4" draw:text-style-name="P22" svg:width="0.1031in" svg:height="0.0787in" svg:x="0.1063in" svg:y="0.4098in" svg:viewBox="0 0 263 201" svg:d="M226 32c3-12 8-21 31-21 1 0 6 0 6-7 0-2-1-4-5-4-10 0-20 1-30 1-7 0-24-1-31-1-1 0-6 0-6 6 0 5 3 5 6 5 14 0 19 5 19 12 0 2 0 3-1 7-11 43-22 85-33 128-25-51-49-102-74-153-2-5-4-5-11-5-13 0-26 0-39 0-6 0-10 0-10 6 0 5 4 5 10 5s13 0 19 1c-13 53-27 106-40 158-2 11-8 19-31 21-2 0-6 0-6 6 0 3 2 4 5 4 9 0 20-1 30-1 7 0 24 1 31 1 4 0 6-1 6-6 0-4-4-4-6-4-19-2-19-9-19-12 0-2 0-4 1-9 13-50 25-99 38-150 29 59 57 118 86 177 2 4 3 4 7 4 5 0 5-1 6-6 13-53 27-109 41-163z"><text:p/></draw:path><draw:path draw:style-name="gr4" draw:text-style-name="P22" svg:width="0.0783in" svg:height="0.1161in" svg:x="0.3114in" svg:y="0.1768in" svg:viewBox="0 0 200 296" svg:d="M200 5c0-1 0-5-6-5s-45 4-52 5c-4 0-6 2-6 7 0 6 3 6 9 6 21 0 22 2 22 7 0 3-1 6-1 9-9 33-17 66-26 99-8-15-20-27-39-27-49 0-101 62-101 123 0 40 23 67 55 67 10 0 30-1 55-31 4 18 18 31 39 31 14 0 24-9 31-23 7-15 13-40 13-42 0-3-5-3-6-3-3 0-3 1-5 7-7 28-15 53-32 53-12 0-13-12-13-21s1-13 2-19c21-81 41-162 61-243zM113 242c-3 7-3 9-9 16-19 23-36 30-48 30-20 0-26-24-26-40 0-21 13-73 23-92 13-25 32-41 49-41 28 0 34 35 34 37 0 3-2 5-3 8-7 27-13 55-20 82z"><text:p/></draw:path><draw:path draw:style-name="gr4" draw:text-style-name="P22" svg:width="0.0846in" svg:height="0.052in" svg:x="0.3965in" svg:y="0.172in" svg:viewBox="0 0 216 133" svg:d="M142 36c2-8 6-22 6-24 0-5-5-8-11-8-5 0-11 3-12 8-1 2-4 14-6 22-5 16-5 18-9 33-3 17-4 19-4 28 1 6-2 12-9 20-3 5-9 10-19 10-12 0-28-4-28-28 0-14 9-36 15-51 5-14 6-16 6-21 0-14-12-25-28-25-30 0-43 41-43 46 0 3 4 2 5 3 5 0 5-1 6-5 7-24 19-36 31-36 5 0 7 4 7 11 0 6-2 13-3 17-17 43-17 49-17 58 0 34 31 39 48 39 5 0 19 0 32-20 7 14 23 20 41 20 26 0 40-23 46-35 13-25 20-61 20-75 0-22-12-23-14-23-8 0-16 8-16 16 0 4 2 7 5 9 7 5 11 13 11 23 0 4-12 77-51 77-23 0-23-22-23-27 0-7 2-12 5-28 3-11 6-23 9-34z"><text:p/></draw:path><draw:path draw:style-name="gr4" draw:text-style-name="P22" svg:width="0.0591in" svg:height="0.052in" svg:x="0.4969in" svg:y="0.172in" svg:viewBox="0 0 151 133" svg:d="M107 18c-6-10-16-18-30-18-39 0-77 42-77 84 0 29 19 49 44 49 17 0 32-9 42-20 6 17 23 20 32 20 10 0 18-6 22-15 8-12 11-29 11-30 0-4-3-4-5-4-4 0-4 1-7 10-3 14-8 31-21 31-8 0-10-6-10-15 0-4 2-15 5-22 2-9 5-21 6-28 2-7 3-14 6-22 2-8 6-21 6-22 0-8-6-10-11-10s-11 4-13 12zM88 94c-2 8-9 14-15 19-2 2-14 12-27 12-11 0-22-7-22-29 0-16 8-48 16-60 13-23 28-28 37-28 20 0 26 23 26 26 0 1-1 3-1 4-5 18-10 38-14 56z"><text:p/></draw:path><draw:path draw:style-name="gr4" draw:text-style-name="P22" svg:width="0.0382in" svg:height="0.1654in" svg:x="0.5862in" svg:y="0.1673in" svg:viewBox="0 0 98 421" svg:d="M98 417c0-1 0-2-7-9-53-53-67-133-67-197 0-73 17-146 68-199 6-6 6-6 6-7 0-4-2-5-4-5-4 0-42 29-68 83-21 45-26 92-26 128 0 32 5 83 28 131 25 51 62 79 66 79 2 0 4-1 4-4z"><text:p/></draw:path><draw:path draw:style-name="gr4" draw:text-style-name="P22" svg:width="0.0437in" svg:height="0.111in" svg:x="0.6394in" svg:y="0.1819in" svg:viewBox="0 0 112 283" svg:d="M108 16c0-9-6-16-16-16-12 0-22 12-22 23 0 8 6 15 15 15 10 0 23-9 23-22zM76 174c4-12 4-13 9-24 3-8 5-14 5-23 0-19-13-35-35-35-39 0-55 62-55 65 0 5 4 4 5 5 5 0 5-1 7-8 11-39 28-52 42-52 4 0 11 0 11 13 0 10-3 18-5 22-4 12-22 60-29 78-3 12-9 25-9 33 0 21 14 35 34 35 40 0 56-61 56-65 0-3-4-3-5-3-5 0-5 1-7 7-8 26-22 53-44 53-6 0-9-5-9-15 0-11 2-17 12-42 6-14 11-30 17-44z"><text:p/></draw:path><draw:path draw:style-name="gr4" draw:text-style-name="P22" svg:width="0.0189in" svg:height="0.0492in" svg:x="0.7059in" svg:y="0.2732in" svg:viewBox="0 0 49 126" svg:d="M49 44c0-27-11-44-26-44s-23 11-23 23c0 11 8 21 23 21 5 0 11-1 14-4 1-2 1-2 3-2 0 3 0 0 0 6 0 32-15 57-28 71-5 5-5 5-5 6 0 4 1 5 4 5 5 0 38-32 38-82z"><text:p/></draw:path><draw:path draw:style-name="gr4" draw:text-style-name="P22" svg:width="0.0677in" svg:height="0.1433in" svg:x="0.763in" svg:y="0.1819in" svg:viewBox="0 0 173 365" svg:d="M173 16c0-9-5-16-16-16-9 0-23 10-23 23 0 8 6 15 16 15 12 0 23-10 23-22zM89 300c-9 32-29 56-52 56-2 0-9 0-17-5 12-2 20-13 20-21 0-7-5-15-17-15-10 0-23 9-23 24 0 17 17 26 37 26 30 0 70-22 79-64 14-52 27-102 40-153 1-9 1-15 1-16 0-24-17-40-38-40-43 0-67 62-67 65 0 5 4 5 6 5 3 0 3-1 7-8 11-27 30-52 53-52 6 0 13 1 13 19 0 10-1 15-3 22-13 52-26 104-39 157z"><text:p/></draw:path><draw:path draw:style-name="gr4" draw:text-style-name="P22" svg:width="0.0378in" svg:height="0.1654in" svg:x="0.8528in" svg:y="0.1673in" svg:viewBox="0 0 97 421" svg:d="M97 211c0-34-5-84-27-132-26-51-62-79-66-79-3 0-4 2-4 5 0 1 0 1 7 9 42 41 66 108 66 197 0 72-15 145-68 199-5 5-5 6-5 7 0 3 1 4 4 4 4 0 42-29 67-82 21-46 26-93 26-128z"><text:p/></draw:path><draw:path draw:style-name="gr4" draw:text-style-name="P22" svg:width="0.0224in" svg:height="0.1654in" svg:x="0.9114in" svg:y="0.1673in" svg:viewBox="0 0 58 421" svg:d="M58 0c-20 0-39 0-58 0 0 6 0 11 0 17 13 0 28 0 41 0 0 129 0 258 0 387-13 0-28 0-41 0 0 5 0 11 0 17 19 0 38 0 58 0 0-140 0-281 0-421z"><text:p/></draw:path><draw:path draw:style-name="gr4" draw:text-style-name="P22" svg:width="0.0783in" svg:height="0.0051in" svg:x="0.9661in" svg:y="0.1913in" svg:viewBox="0 0 200 14" svg:d="M188 14c5 0 12 0 12-7s-7-7-12-7c-58 0-117 0-176 0-5 0-12 0-12 7s7 7 12 7c59 0 118 0 176 0z"><text:p/></draw:path><draw:path draw:style-name="gr4" draw:text-style-name="P22" svg:width="0.0421in" svg:height="0.0764in" svg:x="1.0701in" svg:y="0.1461in" svg:viewBox="0 0 108 195" svg:d="M67 8c0-7-1-8-9-8-18 19-46 19-58 19 0 4 0 7 0 11 7 0 26 0 43-8 0 50 0 99 0 150 0 9 0 14-30 14-3 0-7 0-11 0 0 3 0 6 0 9 5 0 42-1 53-1 9 0 46 1 53 1 0-3 0-6 0-9-4 0-8 0-12 0-29 0-29-5-29-14 0-54 0-110 0-164z"><text:p/></draw:path></draw:g></draw:g></text:span><text:span text:style-name="T5"><text:s/>and <text:s/></text:span><text:span text:style-name="T5"><draw:g text:anchor-type="as-char" svg:y="-0.2591in" draw:z-index="7" draw:name="Shape8" draw:style-name="gr1"><svg:title>TexMaths</svg:title><svg:desc>12§display§\frac{g_{jk}^{wa}(i)}{g_{jk}^{wa}}§svg§600§FALSE§</svg:desc><draw:g draw:style-name="gr2"><draw:path draw:style-name="gr3" draw:text-style-name="P21" svg:width="0.4335in" svg:height="0.4287in" svg:x="0.0079in" svg:y="0.0083in" svg:viewBox="0 0 1102 1090" svg:d="M552 1090c-184 0-368 0-552 0 0-364 0-726 0-1090 368 0 734 0 1102 0 0 364 0 726 0 1090-184 0-368 0-550 0z"><text:p/></draw:path><draw:path draw:style-name="gr4" draw:text-style-name="P22" svg:width="0.0764in" svg:height="0.1075in" svg:x="0.002in" svg:y="0.0508in" svg:viewBox="0 0 195 274" svg:d="M193 28c0-3 2-5 2-8 0-7-6-12-14-12-3 0-15 4-16 20-8-16-23-28-40-28-48 0-100 60-100 120 0 42 25 67 57 67 24 0 44-20 48-25l1 1c-10 37-14 54-14 55-2 4-16 46-62 46-7 0-21 0-33-5 13-3 18-14 18-21 0-8-5-15-17-15-9 0-23 7-23 24 0 18 16 27 56 27 53 0 83-34 91-59 15-63 31-125 46-187zM138 133c-2 11-12 22-21 29-9 8-22 16-34 16-22 0-28-22-28-39 0-20 12-71 23-92 12-21 30-37 48-37 28 0 34 33 34 36 0 1-1 4-1 7-8 26-14 54-21 80z"><text:p/></draw:path><draw:path draw:style-name="gr4" draw:text-style-name="P22" svg:width="0.0846in" svg:height="0.052in" svg:x="0.0906in" svg:y="0.013in" svg:viewBox="0 0 216 133" svg:d="M142 36c1-8 5-23 5-24 0-6-5-10-10-10-6 0-11 4-12 9-1 2-5 15-6 23-5 16-5 16-10 33-3 17-3 19-3 28 1 6-1 11-9 20-4 5-9 10-20 10s-27-5-27-28c0-14 9-37 15-51 5-14 6-16 6-21 0-14-12-25-28-25-30 0-43 40-43 44 0 5 4 5 5 5 3 0 5-2 5-5 8-25 20-36 32-36 5 0 7 3 7 10s-2 13-3 17c-17 43-17 49-17 59 0 34 31 39 47 39 6 0 20 0 33-20 8 13 23 20 41 20 27 0 40-23 46-35 12-25 20-62 20-75 0-23-13-23-14-23-9 0-17 7-17 16 0 4 4 7 6 8 6 6 11 14 11 24 0 4-13 77-51 77-24 0-24-22-24-27 0-8 2-13 6-30 3-10 6-21 9-32z"><text:p/></draw:path><draw:path draw:style-name="gr4" draw:text-style-name="P22" svg:width="0.0587in" svg:height="0.052in" svg:x="0.1913in" svg:y="0.013in" svg:viewBox="0 0 150 133" svg:d="M107 17c-6-10-17-17-31-17-38 0-76 41-76 84 0 29 19 49 44 49 16 0 31-9 43-21 6 18 22 21 30 21 10 0 18-7 24-15 6-12 9-29 9-30 0-4-3-4-5-4-3 0-3 1-6 8-3 15-9 33-21 33-7 0-10-7-10-15 0-4 3-15 5-24 1-7 5-19 6-26 2-7 4-16 6-23 1-7 5-20 5-23 0-6-5-9-10-9s-12 3-13 12zM88 92c-3 9-9 15-16 21-2 2-14 12-26 12-11 0-22-9-22-29 0-16 8-48 16-60 13-24 27-28 36-28 21 0 26 22 26 26 0 1 0 3-1 3-5 18-8 37-13 55z"><text:p/></draw:path><draw:path draw:style-name="gr4" draw:text-style-name="P22" svg:width="0.0508in" svg:height="0.1004in" svg:x="0.0791in" svg:y="0.0941in" svg:viewBox="0 0 130 256" svg:d="M130 11c0-5-5-11-12-11-9 0-17 8-17 17 0 5 4 11 12 11 7 0 17-8 17-17zM66 210c-5 20-20 37-37 37-4 0-7 0-11-1 7-4 10-11 10-16 0-7-5-10-11-10-10 0-17 8-17 18s11 18 29 18 52-11 61-47c9-35 18-71 27-106 1-2 1-6 1-9 0-17-13-28-31-28-33 0-52 41-52 44 0 4 3 3 5 4 3 0 4 0 6-5 7-17 23-35 39-35 9 0 11 5 11 15 0 2-1 7-1 8-10 37-19 76-29 113z"><text:p/></draw:path><draw:path draw:style-name="gr4" draw:text-style-name="P22" svg:width="0.0567in" svg:height="0.0819in" svg:x="0.1492in" svg:y="0.0902in" svg:viewBox="0 0 145 209" svg:d="M71 10c0-2 1-4 1-5s-1-5-5-5c-6 0-30 2-37 4-2 0-7 0-7 7 0 3 5 3 8 3 13 0 13 3 13 5 0 1 0 4-1 6-13 55-27 112-41 167-2 6-2 6-2 7 0 4 4 10 11 10s12-6 13-13c1-2 13-53 14-58 22 2 39 10 39 25 0 1 0 3-1 6-1 4-1 5-1 9 0 21 16 31 31 31 29 0 25-30 37-46 0-3-4-3-5-3-3 0-3 1-5 7-3 12-12 33-26 33-8 0-11-8-11-15 0-5 0-6 3-13 0-2 1-6 1-10 0-26-35-30-48-31 8-5 19-15 25-19 14-15 29-28 46-28 3 0 7 0 9 4-12 1-14 12-14 15 0 7 5 12 11 12 8 0 16-7 16-19 0-10-7-20-22-20-17 0-32 12-47 25-12 12-22 21-34 26 10-39 19-78 29-117z"><text:p/></draw:path><draw:path draw:style-name="gr4" draw:text-style-name="P22" svg:width="0.0378in" svg:height="0.1654in" svg:x="0.2807in" svg:y="-0.0004in" svg:viewBox="0 0 97 421" svg:d="M97 418c0-2 0-3-7-10-53-53-66-132-66-197 0-73 16-146 67-199 6-6 6-6 6-7 0-4-1-5-4-5-4 0-43 29-67 83-21 45-26 92-26 128 0 33 4 84 28 131 25 53 61 79 65 79 3 0 4-1 4-3z"><text:p/></draw:path><draw:path draw:style-name="gr4" draw:text-style-name="P22" svg:width="0.0437in" svg:height="0.111in" svg:x="0.3331in" svg:y="0.0142in" svg:viewBox="0 0 112 283" svg:d="M108 16c0-9-6-16-15-16-11 0-23 12-23 23 0 8 6 15 15 15 10 0 23-9 23-22zM76 174c6-12 6-13 9-24 4-8 6-14 6-23 0-19-14-35-35-35-39 0-56 62-56 65 0 5 5 5 6 5 4 0 5-1 6-7 12-40 29-53 43-53 4 0 11 0 11 13 0 10-4 18-5 23-3 11-23 59-30 78-3 11-9 24-9 34 0 19 14 33 34 33 40 0 56-60 56-65 0-3-4-3-5-3-5 0-5 1-6 7-8 26-22 53-43 53-8 0-11-5-11-15s3-16 13-42c5-15 11-30 16-44z"><text:p/></draw:path><draw:path draw:style-name="gr4" draw:text-style-name="P22" svg:width="0.0386in" svg:height="0.1654in" svg:x="0.3953in" svg:y="-0.0004in" svg:viewBox="0 0 99 421" svg:d="M99 211c0-33-5-84-28-132-27-51-63-79-66-79s-5 2-5 5c0 1 0 1 8 9 41 42 65 108 65 197 0 72-15 147-67 199-6 5-6 6-6 8s2 3 5 3 42-27 67-81c22-47 27-94 27-129z"><text:p/></draw:path><draw:path draw:style-name="gr4" draw:text-style-name="P22" svg:width="0.4504in" svg:height="0.0063in" svg:x="-0.0004in" svg:y="0.2138in" svg:viewBox="0 0 1145 17" svg:d="M573 17c-191 0-382 0-573 0 0-6 0-11 0-17 382 0 763 0 1145 0 0 6 0 11 0 17-191 0-382 0-572 0z"><text:p/></draw:path><draw:path draw:style-name="gr4" draw:text-style-name="P22" svg:width="0.0764in" svg:height="0.1075in" svg:x="0.0953in" svg:y="0.2976in" svg:viewBox="0 0 195 274" svg:d="M193 28c0-3 2-5 2-8 0-7-6-10-14-10-3 0-15 2-16 18-8-16-23-28-40-28-48 0-100 60-100 120 0 42 25 67 57 67 24 0 44-20 48-25l1 1c-10 37-14 54-14 55-2 4-16 46-62 46-7 0-21 0-33-5 13-3 18-14 18-21 0-6-5-15-17-15-9 0-23 7-23 24 0 18 16 27 56 27 53 0 83-34 91-59 15-63 31-125 46-187zM138 133c-2 11-12 22-21 29-9 8-22 16-34 16-22 0-28-22-28-39 0-20 12-71 23-92 12-21 30-37 48-37 28 0 34 33 34 36 0 1-1 4-1 7-8 26-14 54-21 80z"><text:p/></draw:path><draw:path draw:style-name="gr4" draw:text-style-name="P22" svg:width="0.0846in" svg:height="0.052in" svg:x="0.1835in" svg:y="0.2634in" svg:viewBox="0 0 216 133" svg:d="M142 36c1-7 5-22 5-23 0-6-5-9-10-9-6 0-11 3-12 8-1 2-5 14-6 22-5 16-5 18-10 34-3 16-3 18-3 27 1 6-1 12-9 20-4 5-9 10-20 10s-27-4-27-27c0-15 9-37 15-52 5-12 6-16 6-21 0-14-12-25-28-25-30 0-43 41-43 46 0 3 4 3 5 3 3 0 5-1 5-5 8-24 20-36 32-36 5 0 7 4 7 11 0 6-2 13-3 17-17 43-17 49-17 59 0 35 31 38 47 38 6 0 20 0 33-19 8 13 23 19 41 19 27 0 40-23 46-35 12-24 20-61 20-74 0-23-13-24-14-24-9 0-17 8-17 16 0 4 4 7 6 9 6 6 11 15 11 23 0 5-13 77-51 77-24 0-24-21-24-27 0-7 2-12 6-28 3-11 6-23 9-34z"><text:p/></draw:path><draw:path draw:style-name="gr4" draw:text-style-name="P22" svg:width="0.0587in" svg:height="0.052in" svg:x="0.2839in" svg:y="0.2634in" svg:viewBox="0 0 150 133" svg:d="M107 18c-6-10-17-18-31-18-38 0-76 42-76 84 0 29 19 49 44 49 16 0 31-8 43-20 6 18 22 20 30 20 10 0 18-6 24-15 6-11 9-28 9-29 0-5-3-5-5-5-3 0-3 1-6 10-3 14-9 31-21 31-7 0-10-6-10-15 0-4 3-15 5-22 1-9 5-21 6-27 2-7 4-15 6-23 1-7 5-21 5-22 0-8-5-10-10-10s-12 4-13 12zM88 94c-3 8-9 14-16 19-2 2-14 12-26 12-11 0-22-7-22-29 0-16 8-48 16-59 13-24 27-29 36-29 21 0 26 23 26 27 0 1 0 2-1 3-5 18-8 38-13 56z"><text:p/></draw:path><draw:path draw:style-name="gr4" draw:text-style-name="P22" svg:width="0.0508in" svg:height="0.1004in" svg:x="0.1724in" svg:y="0.3449in" svg:viewBox="0 0 130 256" svg:d="M130 11c0-5-5-11-12-11-9 0-17 8-17 16 0 4 4 12 12 12 7 0 17-9 17-17zM66 210c-5 20-20 37-37 37-4 0-7-1-11-2 7-4 10-10 10-15 0-7-5-10-11-10-10 0-17 7-17 16 0 12 11 20 29 20s52-11 61-47c9-35 18-71 27-106 1-3 1-6 1-11 0-15-13-27-31-27-33 0-52 41-52 45s3 3 5 4c3 0 4-1 6-5 7-18 23-36 39-36 9 0 11 5 11 15 0 3-1 7-1 9-10 37-19 76-29 113z"><text:p/></draw:path><draw:path draw:style-name="gr4" draw:text-style-name="P22" svg:width="0.0567in" svg:height="0.0815in" svg:x="0.2417in" svg:y="0.3413in" svg:viewBox="0 0 145 208" svg:d="M71 8c0-1 1-3 1-4 0-2-1-4-5-4-6 0-30 2-37 2-2 2-7 2-7 8 0 4 5 4 8 4 13 0 13 2 13 4s0 4-1 7c-13 55-27 112-41 167-2 5-1 4-2 6 0 5 4 10 11 10s12-6 13-12c1-2 13-53 14-58 22 2 39 8 39 24 0 1 0 4-1 6-1 5-1 6-1 10 0 20 16 30 31 30 29 0 37-45 37-46 0-4-4-4-5-4-3 0-3 3-5 8-3 13-12 33-26 33-8 0-11-7-11-15 0-5 0-5 3-14 0-2 1-6 1-8 0-26-35-31-48-31 8-6 19-16 25-21 14-13 29-27 46-27 3 0 7 1 9 3-12 3-14 12-14 17 0 6 5 11 11 11 8 0 16-6 16-19 0-10-7-21-22-21-17 0-32 12-47 27-12 12-22 20-34 25 10-40 19-78 29-118z"><text:p/></draw:path></draw:g></draw:g></text:span><text:span text:style-name="T5">. </text:span><text:span text:style-name="T6">The additional parameters added to this formula have the same affect as they do above: they allow the user of the algorithm to vary between </text:span></text:p>
      <text:p text:style-name="P13"/>
      <text:p text:style-name="P12">Strengths and Weaknesses</text:p>
      <text:p text:style-name="P2"><text:span text:style-name="T11">This has to be the harde</text:span><text:span text:style-name="T12">r</text:span><text:span text:style-name="T11"> paper to evaluate in my opinion. The reason is that this paper almost reads closer to a text book than to another paper. The strength of this paper is </text:span><text:span text:style-name="T12">many</text:span><text:span text:style-name="T11"> fold. The first is that the definitions and interpretations of the algorithms are very clear. The authors do a wonderful job of making sure to describe the what the various notations mean with respect to the algorithms. This helps the reader to be able to follow along with what is going on with the paper. In this same vein the authors also manage to put a decent amount of computational examples that seamlessly flow with the rest of the paper. Much like above this makes it easy for a reader to check their understanding of what is going on in the paper. </text:span></text:p>
      <text:p text:style-name="P14"/>
      <text:p text:style-name="P14">The next main strength of the paper is that it is able to introduce the importance of weights/lengths in terms of the path trade off. The paper first makes it clear how this could be down at a mathematical/form level then explains the motivation for why such an distinction Could be necessary. <text:s/>For example, it would be important for many of the reasons discussed in the paper such as the way information actually propagates i.e. does it go down a short barely connected path or a longer well connected one. As such this provides both access and motivation to the reader. </text:p>
      <text:p text:style-name="P14"><text:s/></text:p>
      <text:p text:style-name="P8"><text:span text:style-name="T8">The final strength is an interesting one. </text:span><text:span text:style-name="T7">In another class we <text:s/>recently learned about Adagrad/RMSProp/Adam learning rates which seem very basic, but have become very important for the field. The first time I read through this paper I assumed </text:span><text:span text:style-name="T8">it was very uninspired because these metrics such as the updated weight/strength score seem super straightforward. However, the discussion and <text:s/>leads me to the theory that the authors are the first ones to come out with these new ideas </text:span><text:span text:style-name="T9">regarding the combined centrality measure. If this is the case the authors are able to do a wonderful job proposing a simple but novel solution that is well motivated. </text:span></text:p>
      <text:p text:style-name="P15"/>
      <text:p text:style-name="P3"><text:soft-page-break/><text:span text:style-name="T12">The main weakness of this paper is that it doesnt feel very adventurous. Much like as I mentioned above the paper reads like a textbook. The only measure of the network metrics are applied to </text:span><text:span text:style-name="T10">Freeman’s EIES network </text:span><text:span text:style-name="T12">which seems like the mtcars or MNIST data set. The authors manage to do a good job of motivating and explaining the new metrics, but the actual empirical proof feels very lack luster. There is a feeling here that there should be a section that says further evidence is left as an exercise to the reader. As such, I walk away as <text:s/>feeling a bit unsatisfied and unsure if these new methods will actually work which seems like the whole point of the paper. As such, the paper fails to deliver on a major front. </text:span></text:p>
      <text:p text:style-name="P16"/>
      <text:p text:style-name="P3"><text:span text:style-name="T16">The </text:span><text:span text:style-name="T17">R</text:span><text:span text:style-name="T16">elevance to Brain Networks</text:span></text:p>
      <text:p text:style-name="P1"><text:span text:style-name="T19">T</text:span><text:span text:style-name="T18">he first interpretation that I will try to consider is with respect to anatomical networks. The most obvious one of first principle idea here will be that the more white matter tracks between two areas the more connected those areas. This could be measured by degree metric </text:span><text:span text:style-name="T20">where brain structures that are more connected have a higher degree. If a part of the brain has a high degree this would seem to suggest that it would be important for how information travels in the brain. This could be extended to betweenness. We could see if white matter tends to link at a central hub using betweenness if we assume that commands in the brain move along the shortest path. This could allow us to determine if a certain anatomical brain region seems to be in control or mediates information between other regions if it has a high amount of betweenness for regions that would need to be connected. Lastly, would be how to think about how to apply strength of theses weights. My first guess would be to say based on the thickness of white matter tracks (DTI images) between one region or another. If we combined this metric with degree we could say that if a region has a high number of tracks might be less important than another region that has a very strong connection to just one area. If that is the case and one structure is very strongly connected to the another then we can assume there must be a reason for that connection. </text:span></text:p>
      <text:p text:style-name="P17"/>
      <text:p text:style-name="P4"><text:span text:style-name="T13">T</text:span><text:span text:style-name="T14">rying to relate this to functional(correlated) connectivity the most obvious thing is that it seems to be easier to establish a weight metric in functional connectivity because you could simply define the weights as the strength of the correlation. As such, a measure of strength naturally makes sense in this case. However, measures of closeness such as the shortest path seem to make less intuitive sense. The reason is that one functionally connected region might seem to be close to another region but that could simply be because they are being activated by a third region that is farther away. This seems to thus make the new measure of closeness that allows for weights to be very important. We would probably </text:span><text:soft-page-break/><text:span text:style-name="T14">want to </text:span><text:span text:style-name="T15">give strong importance to paths that have stronger weights. The last interesting idea would be betweenness. I would imagine that this would work very similar to how it would work in an anatomical region where we would want betweenness to be for areas with strong correlation not just a short path. The reasoning is similar to above where a short path does not actually indicate that the regions are active together, but it seems like a stronger correlation would be a better indicator. </text:span></text:p>
      <text:p text:style-name="P19"/>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6:30:02.873724287</meta:creation-date>
    <dc:date>2021-10-19T19:42:08.112187880</dc:date>
    <meta:editing-duration>PT1H4M46S</meta:editing-duration>
    <meta:editing-cycles>4</meta:editing-cycles>
    <meta:generator>LibreOffice/6.4.7.2$Linux_X86_64 LibreOffice_project/40$Build-2</meta:generator>
    <meta:document-statistic meta:table-count="0" meta:image-count="0" meta:object-count="0" meta:page-count="4" meta:paragraph-count="17" meta:word-count="1393" meta:character-count="7935" meta:non-whitespace-character-count="6520"/>
  </office:meta>
</office:document-meta>
</file>